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2" style:family="graphic" style:parent-style-name="objectwithoutfill">
      <style:graphic-properties draw:marker-start="Arrowheads_20_49" draw:marker-start-width="0.3cm" draw:marker-end="Arrowheads_20_50" draw:marker-end-width="0.3cm" draw:fill="gradient" draw:textarea-vertical-align="middle"/>
    </style:style>
    <style:style style:name="gr3" style:family="graphic" style:parent-style-name="objectwithoutfill">
      <style:graphic-properties draw:marker-start="Arrowheads_20_51" draw:marker-start-width="0.3cm" draw:marker-end="Arrowheads_20_52" draw:marker-end-width="0.3cm" draw:fill="gradient" draw:textarea-vertical-align="middle"/>
    </style:style>
    <style:style style:name="gr4" style:family="graphic" style:parent-style-name="objectwithoutfill">
      <style:graphic-properties draw:marker-start="Arrowheads_20_53" draw:marker-start-width="0.3cm" draw:marker-end="Arrowheads_20_54" draw:marker-end-width="0.3cm" draw:fill="gradient" draw:textarea-vertical-align="middle"/>
    </style:style>
    <style:style style:name="gr5" style:family="graphic" style:parent-style-name="objectwithoutfill">
      <style:graphic-properties draw:marker-start="Arrowheads_20_55" draw:marker-start-width="0.3cm" draw:marker-end="Arrowheads_20_56" draw:marker-end-width="0.3cm" draw:fill="gradient" draw:textarea-vertical-align="middle"/>
    </style:style>
    <style:style style:name="gr6" style:family="graphic" style:parent-style-name="objectwithoutfill">
      <style:graphic-properties draw:marker-start="Arrowheads_20_57" draw:marker-start-width="0.3cm" draw:marker-end="Arrowheads_20_58" draw:marker-end-width="0.3cm" draw:fill="gradient" draw:textarea-vertical-align="middle"/>
    </style:style>
    <style:style style:name="gr7" style:family="graphic" style:parent-style-name="objectwithoutfill">
      <style:graphic-properties draw:marker-start="Arrowheads_20_59" draw:marker-start-width="0.3cm" draw:marker-end="Arrowheads_20_60" draw:marker-end-width="0.3cm" draw:fill="gradient" draw:textarea-vertical-align="middle"/>
    </style:style>
    <style:style style:name="gr8" style:family="graphic" style:parent-style-name="objectwithoutfill">
      <style:graphic-properties draw:marker-start="Arrowheads_20_61" draw:marker-start-width="0.3cm" draw:marker-end="Arrowheads_20_62" draw:marker-end-width="0.3cm" draw:fill="gradient" draw:textarea-vertical-align="middle"/>
    </style:style>
    <style:style style:name="gr9" style:family="graphic" style:parent-style-name="objectwithoutfill">
      <style:graphic-properties draw:stroke="dash" draw:stroke-dash="Long_20_Dash" svg:stroke-width="0cm" draw:marker-start-width="0.203cm" draw:marker-end-width="0.203cm" draw:fill="gradient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1" style:family="graphic" style:parent-style-name="objectwithoutfill">
      <style:graphic-properties draw:marker-start="Arrowheads_20_63" draw:marker-start-width="0.3cm" draw:marker-end="Arrowheads_20_64" draw:marker-end-width="0.3cm" draw:fill="gradient" draw:textarea-vertical-align="middle"/>
    </style:style>
    <style:style style:name="gr12" style:family="graphic" style:parent-style-name="objectwithoutfill">
      <style:graphic-properties draw:marker-end="Arrow" draw:marker-end-width="0.3cm" draw:fill="gradient" draw:textarea-vertical-align="middle"/>
    </style:style>
    <style:style style:name="gr13" style:family="graphic" style:parent-style-name="standard" style:list-style-name="L1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14" style:family="graphic" style:parent-style-name="standard" style:list-style-name="L1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15" style:family="graphic" style:parent-style-name="standard" style:list-style-name="L1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16" style:family="graphic" style:parent-style-name="standard" style:list-style-name="L1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22" style:family="graphic" style:parent-style-name="objectwithoutfill">
      <style:graphic-properties draw:marker-end="Arrow" draw:marker-end-width="0.3cm" draw:fill="gradient"/>
    </style:style>
    <style:style style:name="gr23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1.51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986cm"/>
      <style:paragraph-properties style:writing-mode="lr-tb"/>
    </style:style>
    <style:style style:name="gr27" style:family="graphic" style:parent-style-name="objectwithoutfill">
      <style:graphic-properties draw:marker-start="Arrow" draw:marker-start-width="0.3cm" draw:marker-end="Arrow" draw:marker-end-width="0.3cm" draw:fill="gradient"/>
    </style:style>
    <style:style style:name="gr28" style:family="graphic" style:parent-style-name="objectwithoutfill">
      <style:graphic-properties draw:stroke="dash" draw:stroke-dash="Long_20_Dash" draw:marker-start="Arrow" draw:marker-start-width="0.3cm" draw:marker-end="Arrow" draw:marker-end-width="0.3cm" draw:fill="gradient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P1" style:family="paragraph">
      <style:paragraph-properties fo:text-align="center" style:writing-mode="lr-tb"/>
      <style:text-properties fo:font-size="11pt" fo:font-weight="normal" style:font-size-asian="18pt" style:font-size-complex="18pt"/>
    </style:style>
    <style:style style:name="P2" style:family="paragraph">
      <loext:graphic-properties draw:fill="gradient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fo:font-weight="normal" style:font-size-asian="18pt" style:font-size-complex="18pt"/>
    </style:style>
    <style:style style:name="P4" style:family="paragraph">
      <loext:graphic-properties draw:fill="gradient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normal" style:font-size-asian="18pt" style:font-size-complex="18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2pt" fo:font-weight="normal" style:font-size-asian="18pt" style:font-size-complex="18pt"/>
    </style:style>
    <style:style style:name="P8" style:family="paragraph">
      <style:paragraph-properties fo:text-align="start">
        <style:tab-stops/>
      </style:paragraph-properties>
    </style:style>
    <style:style style:name="P9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12pt" fo:font-weight="normal" style:font-size-asian="18pt" style:font-size-complex="18pt"/>
    </style:style>
    <style:style style:name="T1" style:family="text">
      <style:text-properties fo:font-size="12pt" fo:font-weight="normal" style:font-size-asian="18pt" style:font-size-complex="18pt"/>
    </style:style>
    <style:style style:name="T2" style:family="text">
      <style:text-properties style:font-name="Liberation Sans2" fo:font-size="12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aaa" draw:style-name="gr1" draw:text-style-name="P1" xml:id="id1" draw:id="id1" draw:layer="layout" svg:width="2.667cm" svg:height="1.651cm" svg:x="0.5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0" draw:style-name="gr1" draw:text-style-name="P1" xml:id="id3" draw:id="id3" draw:layer="layout" svg:width="2.667cm" svg:height="1.651cm" svg:x="5.6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1" draw:style-name="gr1" draw:text-style-name="P1" xml:id="id5" draw:id="id5" draw:layer="layout" svg:width="2.667cm" svg:height="1.651cm" svg:x="15.618cm" svg:y="3.8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2" draw:style-name="gr1" draw:text-style-name="P1" xml:id="id6" draw:id="id6" draw:layer="layout" svg:width="2.667cm" svg:height="1.651cm" svg:x="10.618cm" svg:y="7.9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.93cm" svg:y1="7.966cm" svg:x2="1.951cm" svg:y2="5.511cm" draw:start-shape="id1" draw:start-glue-point="0" draw:end-shape="id2" draw:end-glue-point="2" svg:d="M1930 7966l21-2455" svg:viewBox="0 0 22 2456">
          <text:p/>
        </draw:connector>
        <draw:connector draw:style-name="gr3" draw:text-style-name="P2" draw:layer="layout" draw:type="line" svg:x1="3.285cm" svg:y1="4.685cm" svg:x2="5.618cm" svg:y2="4.685cm" draw:start-shape="id2" draw:start-glue-point="1" draw:end-shape="id3" draw:end-glue-point="3" svg:d="M3285 4685h2333" svg:viewBox="0 0 2334 1">
          <text:p/>
        </draw:connector>
        <draw:connector draw:style-name="gr4" draw:text-style-name="P2" draw:layer="layout" draw:type="line" svg:x1="8.285cm" svg:y1="4.685cm" svg:x2="10.618cm" svg:y2="4.685cm" draw:start-shape="id3" draw:start-glue-point="1" draw:end-shape="id4" draw:end-glue-point="3" svg:d="M8285 4685h2333" svg:viewBox="0 0 2334 1">
          <text:p/>
        </draw:connector>
        <draw:connector draw:style-name="gr5" draw:text-style-name="P2" draw:layer="layout" draw:type="line" svg:x1="13.285cm" svg:y1="4.685cm" svg:x2="15.618cm" svg:y2="4.685cm" draw:start-shape="id4" draw:start-glue-point="1" draw:end-shape="id5" draw:end-glue-point="3" svg:d="M13285 4685h2333" svg:viewBox="0 0 2334 1">
          <text:p/>
        </draw:connector>
        <draw:connector draw:style-name="gr6" draw:text-style-name="P2" draw:layer="layout" draw:type="line" svg:x1="11.951cm" svg:y1="5.511cm" svg:x2="11.951cm" svg:y2="7.96cm" draw:start-shape="id4" draw:start-glue-point="2" draw:end-shape="id6" draw:end-glue-point="0" svg:d="M11951 5511v2449" svg:viewBox="0 0 1 2450">
          <text:p/>
        </draw:connector>
        <draw:connector draw:style-name="gr7" draw:text-style-name="P2" draw:layer="layout" draw:type="line" svg:x1="6.951cm" svg:y1="5.511cm" svg:x2="10.618cm" svg:y2="8.785cm" draw:start-shape="id3" draw:start-glue-point="2" draw:end-shape="id6" draw:end-glue-point="3" svg:d="M6951 5511l3667 3274" svg:viewBox="0 0 3668 3275">
          <text:p/>
        </draw:connector>
        <draw:connector draw:style-name="gr8" draw:text-style-name="P2" draw:layer="layout" draw:type="line" svg:x1="16.951cm" svg:y1="5.511cm" svg:x2="13.285cm" svg:y2="8.785cm" draw:start-shape="id5" draw:start-glue-point="2" draw:end-shape="id6" draw:end-glue-point="1" svg:d="M16951 5511l-3666 3274" svg:viewBox="0 0 3667 3275">
          <text:p/>
        </draw:connector>
        <draw:line draw:style-name="gr9" draw:text-style-name="P2" draw:layer="layout" svg:x1="4.463cm" svg:y1="2.27cm" svg:x2="4.463cm" svg:y2="9.889cm">
          <text:p/>
        </draw:line>
        <draw:frame draw:style-name="gr10" draw:text-style-name="P3" draw:layer="layout" svg:width="2.101cm" svg:height="0.725cm" svg:x="0.893cm" svg:y="2.088cm">
          <draw:text-box>
            <text:p><text:span text:style-name="T1">Foo 1..n</text:span></text:p>
          </draw:text-box>
        </draw:frame>
        <draw:frame draw:style-name="gr10" draw:text-style-name="P3" draw:layer="layout" svg:width="1.241cm" svg:height="0.725cm" svg:x="11.293cm" svg:y="2.089cm">
          <draw:text-box>
            <text:p><text:span text:style-name="T1">Bar</text:span></text:p>
          </draw:text-box>
        </draw:frame>
        <draw:connector draw:style-name="gr11" draw:text-style-name="P2" draw:layer="layout" draw:type="line" svg:x1="3.264cm" svg:y1="8.791cm" svg:x2="6.951cm" svg:y2="5.511cm" draw:start-shape="id1" draw:start-glue-point="1" draw:end-shape="id3" draw:end-glue-point="2" svg:d="M3264 8791l3687-3280" svg:viewBox="0 0 3688 3281">
          <text:p/>
        </draw:connector>
        <draw:line draw:style-name="gr12" draw:text-style-name="P4" draw:layer="layout" svg:x1="9.028cm" svg:y1="1.624cm" svg:x2="4.837cm" svg:y2="1.624cm">
          <text:p/>
        </draw:line>
        <draw:frame draw:style-name="gr10" draw:text-style-name="P3" draw:layer="layout" svg:width="1.518cm" svg:height="0.725cm" svg:x="6.196cm" svg:y="0.906cm">
          <draw:text-box>
            <text:p><text:span text:style-name="T1">Trust</text:span></text:p>
          </draw:text-box>
        </draw:frame>
        <draw:custom-shape draw:name="aaa_ 1" draw:style-name="gr1" draw:text-style-name="P1" xml:id="id2" draw:id="id2" draw:layer="layout" svg:width="2.667cm" svg:height="1.651cm" svg:x="0.618cm" svg:y="3.86cm">
          <text:p text:style-name="P5"><text:span text:style-name="T2">IdP+AS</text:span></text:p>
          <text:p text:style-name="P5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 2" draw:style-name="gr1" draw:text-style-name="P1" xml:id="id4" draw:id="id4" draw:layer="layout" svg:width="2.667cm" svg:height="1.651cm" svg:x="10.618cm" svg:y="3.86cm">
          <text:p text:style-name="P5"><text:span text:style-name="T2">AS</text:span></text:p>
          <text:p text:style-name="P5"><text:span text:style-name="T2">RO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name="aaa 1" draw:style-name="gr1" draw:text-style-name="P1" xml:id="id7" draw:id="id7" draw:layer="layout" svg:width="2.667cm" svg:height="1.651cm" svg:x="0.5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8" draw:style-name="gr1" draw:text-style-name="P1" xml:id="id9" draw:id="id9" draw:layer="layout" svg:width="2.667cm" svg:height="1.651cm" svg:x="5.6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9" draw:style-name="gr1" draw:text-style-name="P1" xml:id="id11" draw:id="id11" draw:layer="layout" svg:width="2.667cm" svg:height="1.651cm" svg:x="15.618cm" svg:y="3.8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10" draw:style-name="gr1" draw:text-style-name="P1" xml:id="id12" draw:id="id12" draw:layer="layout" svg:width="2.667cm" svg:height="1.651cm" svg:x="10.618cm" svg:y="7.9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.93cm" svg:y1="7.966cm" svg:x2="1.951cm" svg:y2="5.511cm" draw:start-shape="id7" draw:start-glue-point="0" draw:end-shape="id8" draw:end-glue-point="2" svg:d="M1930 7966l21-2455" svg:viewBox="0 0 22 2456">
          <text:p/>
        </draw:connector>
        <draw:connector draw:style-name="gr3" draw:text-style-name="P2" draw:layer="layout" draw:type="line" svg:x1="3.285cm" svg:y1="4.685cm" svg:x2="5.618cm" svg:y2="4.685cm" draw:start-shape="id8" draw:start-glue-point="1" draw:end-shape="id9" draw:end-glue-point="3" svg:d="M3285 4685h2333" svg:viewBox="0 0 2334 1">
          <text:p/>
        </draw:connector>
        <draw:connector draw:style-name="gr4" draw:text-style-name="P2" draw:layer="layout" draw:type="line" svg:x1="8.285cm" svg:y1="4.685cm" svg:x2="10.618cm" svg:y2="4.685cm" draw:start-shape="id9" draw:start-glue-point="1" draw:end-shape="id10" draw:end-glue-point="3" svg:d="M8285 4685h2333" svg:viewBox="0 0 2334 1">
          <text:p/>
        </draw:connector>
        <draw:connector draw:style-name="gr5" draw:text-style-name="P2" draw:layer="layout" draw:type="line" svg:x1="13.285cm" svg:y1="4.685cm" svg:x2="15.618cm" svg:y2="4.685cm" draw:start-shape="id10" draw:start-glue-point="1" draw:end-shape="id11" draw:end-glue-point="3" svg:d="M13285 4685h2333" svg:viewBox="0 0 2334 1">
          <text:p/>
        </draw:connector>
        <draw:connector draw:style-name="gr6" draw:text-style-name="P2" draw:layer="layout" draw:type="line" svg:x1="11.951cm" svg:y1="5.511cm" svg:x2="11.951cm" svg:y2="7.96cm" draw:start-shape="id10" draw:start-glue-point="2" draw:end-shape="id12" draw:end-glue-point="0" svg:d="M11951 5511v2449" svg:viewBox="0 0 1 2450">
          <text:p/>
        </draw:connector>
        <draw:connector draw:style-name="gr7" draw:text-style-name="P2" draw:layer="layout" draw:type="line" svg:x1="6.951cm" svg:y1="5.511cm" svg:x2="10.618cm" svg:y2="8.785cm" draw:start-shape="id9" draw:start-glue-point="2" draw:end-shape="id12" draw:end-glue-point="3" svg:d="M6951 5511l3667 3274" svg:viewBox="0 0 3668 3275">
          <text:p/>
        </draw:connector>
        <draw:connector draw:style-name="gr8" draw:text-style-name="P2" draw:layer="layout" draw:type="line" svg:x1="16.951cm" svg:y1="5.511cm" svg:x2="13.285cm" svg:y2="8.785cm" draw:start-shape="id11" draw:start-glue-point="2" draw:end-shape="id12" draw:end-glue-point="1" svg:d="M16951 5511l-3666 3274" svg:viewBox="0 0 3667 3275">
          <text:p/>
        </draw:connector>
        <draw:line draw:style-name="gr9" draw:text-style-name="P2" draw:layer="layout" svg:x1="9.463cm" svg:y1="2.27cm" svg:x2="9.463cm" svg:y2="9.889cm">
          <text:p/>
        </draw:line>
        <draw:frame draw:style-name="gr10" draw:text-style-name="P3" draw:layer="layout" svg:width="1.331cm" svg:height="0.725cm" svg:x="1.293cm" svg:y="2.088cm">
          <draw:text-box>
            <text:p><text:span text:style-name="T1">Foo</text:span></text:p>
          </draw:text-box>
        </draw:frame>
        <draw:frame draw:style-name="gr10" draw:text-style-name="P3" draw:layer="layout" svg:width="2.072cm" svg:height="0.725cm" svg:x="10.893cm" svg:y="2.089cm">
          <draw:text-box>
            <text:p><text:span text:style-name="T1">Bar 1..n</text:span></text:p>
          </draw:text-box>
        </draw:frame>
        <draw:connector draw:style-name="gr11" draw:text-style-name="P2" draw:layer="layout" draw:type="line" svg:x1="3.264cm" svg:y1="8.791cm" svg:x2="6.951cm" svg:y2="5.511cm" draw:start-shape="id7" draw:start-glue-point="1" draw:end-shape="id9" draw:end-glue-point="2" svg:d="M3264 8791l3687-3280" svg:viewBox="0 0 3688 3281">
          <text:p/>
        </draw:connector>
        <draw:line draw:style-name="gr12" draw:text-style-name="P4" draw:layer="layout" svg:x1="9.028cm" svg:y1="1.624cm" svg:x2="4.837cm" svg:y2="1.624cm">
          <text:p/>
        </draw:line>
        <draw:frame draw:style-name="gr10" draw:text-style-name="P3" draw:layer="layout" svg:width="1.518cm" svg:height="0.725cm" svg:x="6.196cm" svg:y="0.906cm">
          <draw:text-box>
            <text:p><text:span text:style-name="T1">Trust</text:span></text:p>
          </draw:text-box>
        </draw:frame>
        <draw:custom-shape draw:name="aaa_ 11" draw:style-name="gr13" draw:text-style-name="P5" xml:id="id8" draw:id="id8" draw:layer="layout" svg:width="2.667cm" svg:height="1.651cm" svg:x="0.618cm" svg:y="3.86cm">
          <text:p text:style-name="P5"><text:span text:style-name="T2">IdP+AS</text:span></text:p>
          <text:p text:style-name="P5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 12" draw:style-name="gr14" draw:text-style-name="P5" xml:id="id10" draw:id="id10" draw:layer="layout" svg:width="2.667cm" svg:height="1.651cm" svg:x="10.618cm" svg:y="3.86cm">
          <text:p text:style-name="P5"><text:span text:style-name="T2">AS</text:span></text:p>
          <text:p text:style-name="P5"><text:span text:style-name="T2">RO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name="aaa 2" draw:style-name="gr1" draw:text-style-name="P1" xml:id="id13" draw:id="id13" draw:layer="layout" svg:width="2.667cm" svg:height="1.651cm" svg:x="0.5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13" draw:style-name="gr1" draw:text-style-name="P1" xml:id="id15" draw:id="id15" draw:layer="layout" svg:width="2.667cm" svg:height="1.651cm" svg:x="5.6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14" draw:style-name="gr1" draw:text-style-name="P1" xml:id="id17" draw:id="id17" draw:layer="layout" svg:width="2.667cm" svg:height="1.651cm" svg:x="15.618cm" svg:y="3.8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15" draw:style-name="gr1" draw:text-style-name="P1" xml:id="id18" draw:id="id18" draw:layer="layout" svg:width="2.667cm" svg:height="1.651cm" svg:x="10.618cm" svg:y="7.9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.93cm" svg:y1="7.966cm" svg:x2="1.951cm" svg:y2="5.511cm" draw:start-shape="id13" draw:start-glue-point="0" draw:end-shape="id14" draw:end-glue-point="2" svg:d="M1930 7966l21-2455" svg:viewBox="0 0 22 2456">
          <text:p/>
        </draw:connector>
        <draw:connector draw:style-name="gr3" draw:text-style-name="P2" draw:layer="layout" draw:type="line" svg:x1="3.285cm" svg:y1="4.685cm" svg:x2="5.618cm" svg:y2="4.685cm" draw:start-shape="id14" draw:start-glue-point="1" draw:end-shape="id15" draw:end-glue-point="3" svg:d="M3285 4685h2333" svg:viewBox="0 0 2334 1">
          <text:p/>
        </draw:connector>
        <draw:connector draw:style-name="gr4" draw:text-style-name="P2" draw:layer="layout" draw:type="line" svg:x1="8.285cm" svg:y1="4.685cm" svg:x2="10.618cm" svg:y2="4.685cm" draw:start-shape="id15" draw:start-glue-point="1" draw:end-shape="id16" draw:end-glue-point="3" svg:d="M8285 4685h2333" svg:viewBox="0 0 2334 1">
          <text:p/>
        </draw:connector>
        <draw:connector draw:style-name="gr5" draw:text-style-name="P2" draw:layer="layout" draw:type="line" svg:x1="13.285cm" svg:y1="4.685cm" svg:x2="15.618cm" svg:y2="4.685cm" draw:start-shape="id16" draw:start-glue-point="1" draw:end-shape="id17" draw:end-glue-point="3" svg:d="M13285 4685h2333" svg:viewBox="0 0 2334 1">
          <text:p/>
        </draw:connector>
        <draw:connector draw:style-name="gr6" draw:text-style-name="P2" draw:layer="layout" draw:type="line" svg:x1="11.951cm" svg:y1="5.511cm" svg:x2="11.951cm" svg:y2="7.96cm" draw:start-shape="id16" draw:start-glue-point="2" draw:end-shape="id18" draw:end-glue-point="0" svg:d="M11951 5511v2449" svg:viewBox="0 0 1 2450">
          <text:p/>
        </draw:connector>
        <draw:connector draw:style-name="gr7" draw:text-style-name="P2" draw:layer="layout" draw:type="line" svg:x1="6.951cm" svg:y1="5.511cm" svg:x2="10.618cm" svg:y2="8.785cm" draw:start-shape="id15" draw:start-glue-point="2" draw:end-shape="id18" draw:end-glue-point="3" svg:d="M6951 5511l3667 3274" svg:viewBox="0 0 3668 3275">
          <text:p/>
        </draw:connector>
        <draw:connector draw:style-name="gr8" draw:text-style-name="P2" draw:layer="layout" draw:type="line" svg:x1="16.951cm" svg:y1="5.511cm" svg:x2="13.285cm" svg:y2="8.785cm" draw:start-shape="id17" draw:start-glue-point="2" draw:end-shape="id18" draw:end-glue-point="1" svg:d="M16951 5511l-3666 3274" svg:viewBox="0 0 3667 3275">
          <text:p/>
        </draw:connector>
        <draw:line draw:style-name="gr9" draw:text-style-name="P2" draw:layer="layout" svg:x1="4.463cm" svg:y1="2.27cm" svg:x2="4.463cm" svg:y2="9.889cm">
          <text:p/>
        </draw:line>
        <draw:frame draw:style-name="gr10" draw:text-style-name="P3" draw:layer="layout" svg:width="2.101cm" svg:height="0.725cm" svg:x="0.893cm" svg:y="2.088cm">
          <draw:text-box>
            <text:p><text:span text:style-name="T1">Foo 1..n</text:span></text:p>
          </draw:text-box>
        </draw:frame>
        <draw:frame draw:style-name="gr10" draw:text-style-name="P3" draw:layer="layout" svg:width="2.072cm" svg:height="0.725cm" svg:x="10.893cm" svg:y="2.089cm">
          <draw:text-box>
            <text:p><text:span text:style-name="T1">Bar 1..n</text:span></text:p>
          </draw:text-box>
        </draw:frame>
        <draw:connector draw:style-name="gr11" draw:text-style-name="P2" draw:layer="layout" draw:type="line" svg:x1="3.264cm" svg:y1="8.791cm" svg:x2="6.951cm" svg:y2="5.511cm" draw:start-shape="id13" draw:start-glue-point="1" draw:end-shape="id15" draw:end-glue-point="2" svg:d="M3264 8791l3687-3280" svg:viewBox="0 0 3688 3281">
          <text:p/>
        </draw:connector>
        <draw:line draw:style-name="gr12" draw:text-style-name="P4" draw:layer="layout" svg:x1="9.028cm" svg:y1="1.624cm" svg:x2="4.837cm" svg:y2="1.624cm">
          <text:p/>
        </draw:line>
        <draw:frame draw:style-name="gr10" draw:text-style-name="P3" draw:layer="layout" svg:width="1.518cm" svg:height="0.725cm" svg:x="6.196cm" svg:y="0.906cm">
          <draw:text-box>
            <text:p><text:span text:style-name="T1">Trust</text:span></text:p>
          </draw:text-box>
        </draw:frame>
        <draw:custom-shape draw:name="aaa_ 16" draw:style-name="gr15" draw:text-style-name="P5" xml:id="id14" draw:id="id14" draw:layer="layout" svg:width="2.667cm" svg:height="1.651cm" svg:x="0.618cm" svg:y="3.86cm">
          <text:p text:style-name="P5"><text:span text:style-name="T2">IdP+AS</text:span></text:p>
          <text:p text:style-name="P5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 17" draw:style-name="gr16" draw:text-style-name="P5" xml:id="id16" draw:id="id16" draw:layer="layout" svg:width="2.667cm" svg:height="1.651cm" svg:x="10.618cm" svg:y="3.86cm">
          <text:p text:style-name="P5"><text:span text:style-name="T2">AS</text:span></text:p>
          <text:p text:style-name="P5"><text:span text:style-name="T2">RO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9.463cm" svg:y1="2.271cm" svg:x2="9.463cm" svg:y2="9.89cm">
          <text:p/>
        </draw:line>
        <draw:frame draw:style-name="gr10" draw:text-style-name="P3" draw:layer="layout" svg:width="2.55cm" svg:height="0.725cm" svg:x="5.793cm" svg:y="2.09cm">
          <draw:text-box>
            <text:p><text:span text:style-name="T1">Third party</text:span></text:p>
          </draw:text-box>
        </draw:frame>
      </draw:page>
      <draw:page draw:name="page4" draw:style-name="dp1" draw:master-page-name="Default">
        <draw:custom-shape draw:name="aaa 3" draw:style-name="gr1" draw:text-style-name="P1" xml:id="id23" draw:id="id23" draw:layer="layout" svg:width="2.667cm" svg:height="1.651cm" svg:x="1.8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18" draw:style-name="gr1" draw:text-style-name="P1" xml:id="id22" draw:id="id22" draw:layer="layout" svg:width="2.667cm" svg:height="1.651cm" svg:x="6.9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19" draw:style-name="gr1" draw:text-style-name="P1" xml:id="id19" draw:id="id19" draw:layer="layout" svg:width="2.667cm" svg:height="1.651cm" svg:x="16.918cm" svg:y="3.8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20" draw:style-name="gr1" draw:text-style-name="P1" xml:id="id21" draw:id="id21" draw:layer="layout" svg:width="2.667cm" svg:height="1.651cm" svg:x="11.918cm" svg:y="7.9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25cm" svg:height="0.725cm" svg:x="2.593cm" svg:y="2.088cm">
          <draw:text-box>
            <text:p><text:span text:style-name="T1">Foo</text:span></text:p>
          </draw:text-box>
        </draw:frame>
        <draw:frame draw:style-name="gr10" draw:text-style-name="P3" draw:layer="layout" svg:width="1.241cm" svg:height="0.725cm" svg:x="12.593cm" svg:y="2.089cm">
          <draw:text-box>
            <text:p><text:span text:style-name="T1">Bar</text:span></text:p>
          </draw:text-box>
        </draw:frame>
        <draw:custom-shape draw:name="aaa_ 21" draw:style-name="gr1" draw:text-style-name="P5" xml:id="id24" draw:id="id24" draw:layer="layout" svg:width="2.667cm" svg:height="1.651cm" svg:x="1.918cm" svg:y="3.86cm">
          <text:p text:style-name="P5"><text:span text:style-name="T2">IdP+AS</text:span></text:p>
          <text:p text:style-name="P5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 22" draw:style-name="gr1" draw:text-style-name="P5" xml:id="id20" draw:id="id20" draw:layer="layout" svg:width="2.667cm" svg:height="1.651cm" svg:x="11.918cm" svg:y="3.86cm">
          <text:p text:style-name="P5"><text:span text:style-name="T2">AS</text:span></text:p>
          <text:p text:style-name="P5"><text:span text:style-name="T2">RO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6.918cm" svg:y1="4.685cm" svg:x2="14.585cm" svg:y2="4.685cm" draw:start-shape="id19" draw:start-glue-point="3" draw:end-shape="id20" draw:end-glue-point="1" svg:d="M16918 4685h-2333" svg:viewBox="0 0 2334 1">
          <text:p/>
        </draw:connector>
        <draw:connector draw:style-name="gr12" draw:text-style-name="P2" draw:layer="layout" draw:type="line" svg:x1="13.251cm" svg:y1="5.511cm" svg:x2="13.251cm" svg:y2="7.96cm" draw:start-shape="id20" draw:start-glue-point="2" draw:end-shape="id21" draw:end-glue-point="0" svg:d="M13251 5511v2449" svg:viewBox="0 0 1 2450">
          <text:p/>
        </draw:connector>
        <draw:connector draw:style-name="gr12" draw:text-style-name="P2" draw:layer="layout" draw:type="line" svg:x1="11.918cm" svg:y1="4.685cm" svg:x2="9.585cm" svg:y2="4.685cm" draw:start-shape="id20" draw:start-glue-point="3" draw:end-shape="id22" draw:end-glue-point="1" svg:d="M11918 4685h-2333" svg:viewBox="0 0 2334 1">
          <text:p/>
        </draw:connector>
        <draw:connector draw:style-name="gr12" draw:text-style-name="P2" draw:layer="layout" draw:type="line" svg:x1="8.251cm" svg:y1="5.511cm" svg:x2="11.918cm" svg:y2="8.785cm" draw:start-shape="id22" draw:start-glue-point="2" draw:end-shape="id21" draw:end-glue-point="3" svg:d="M8251 5511l3667 3274" svg:viewBox="0 0 3668 3275">
          <text:p/>
        </draw:connector>
        <draw:connector draw:style-name="gr12" draw:text-style-name="P2" draw:layer="layout" draw:type="line" svg:x1="4.564cm" svg:y1="8.791cm" svg:x2="8.251cm" svg:y2="5.511cm" draw:start-shape="id23" draw:start-glue-point="1" draw:end-shape="id22" draw:end-glue-point="2" svg:d="M4564 8791l3687-3280" svg:viewBox="0 0 3688 3281">
          <text:p/>
        </draw:connector>
        <draw:connector draw:style-name="gr12" draw:text-style-name="P2" draw:layer="layout" draw:type="line" svg:x1="4.585cm" svg:y1="4.685cm" svg:x2="6.918cm" svg:y2="4.685cm" draw:start-shape="id24" draw:start-glue-point="1" draw:end-shape="id22" draw:end-glue-point="3" svg:d="M4585 4685h2333" svg:viewBox="0 0 2334 1">
          <text:p/>
        </draw:connector>
        <draw:connector draw:style-name="gr12" draw:text-style-name="P2" draw:layer="layout" draw:type="line" svg:x1="3.23cm" svg:y1="7.966cm" svg:x2="3.251cm" svg:y2="5.511cm" draw:start-shape="id23" draw:start-glue-point="0" draw:end-shape="id24" draw:end-glue-point="2" svg:d="M3230 7966l21-2455" svg:viewBox="0 0 22 2456">
          <text:p/>
        </draw:connector>
        <draw:connector draw:style-name="gr12" draw:text-style-name="P4" draw:layer="layout" draw:type="line" svg:x1="18.251cm" svg:y1="5.511cm" svg:x2="14.585cm" svg:y2="8.785cm" draw:start-shape="id19" draw:start-glue-point="2" draw:end-shape="id21" draw:end-glue-point="1" svg:d="M18251 5511l-3666 3274" svg:viewBox="0 0 3667 3275">
          <text:p/>
        </draw:connector>
        <draw:frame draw:style-name="gr10" draw:text-style-name="P3" draw:layer="layout" svg:width="2.119cm" svg:height="0.725cm" svg:x="14.594cm" svg:y="6.49cm">
          <draw:text-box>
            <text:p><text:span text:style-name="T1">manage</text:span></text:p>
          </draw:text-box>
        </draw:frame>
        <draw:frame draw:style-name="gr10" draw:text-style-name="P3" draw:layer="layout" svg:width="1.826cm" svg:height="0.725cm" svg:x="14.995cm" svg:y="3.991cm">
          <draw:text-box>
            <text:p><text:span text:style-name="T1">control</text:span></text:p>
          </draw:text-box>
        </draw:frame>
        <draw:frame draw:style-name="gr10" draw:text-style-name="P3" draw:layer="layout" svg:width="1.9cm" svg:height="0.725cm" svg:x="11.495cm" svg:y="6.491cm">
          <draw:text-box>
            <text:p><text:span text:style-name="T1">protect</text:span></text:p>
          </draw:text-box>
        </draw:frame>
        <draw:frame draw:style-name="gr10" draw:text-style-name="P3" draw:layer="layout" svg:width="1.917cm" svg:height="0.725cm" svg:x="7.795cm" svg:y="6.491cm">
          <draw:text-box>
            <text:p><text:span text:style-name="T1">access</text:span></text:p>
          </draw:text-box>
        </draw:frame>
        <draw:frame draw:style-name="gr10" draw:text-style-name="P3" draw:layer="layout" svg:width="1.269cm" svg:height="0.725cm" svg:x="5.395cm" svg:y="6.491cm">
          <draw:text-box>
            <text:p><text:span text:style-name="T1">use</text:span></text:p>
          </draw:text-box>
        </draw:frame>
        <draw:frame draw:style-name="gr10" draw:text-style-name="P3" draw:layer="layout" svg:width="2.31cm" svg:height="0.725cm" svg:x="9.796cm" svg:y="3.992cm">
          <draw:text-box>
            <text:p><text:span text:style-name="T1">authorize</text:span></text:p>
          </draw:text-box>
        </draw:frame>
        <draw:frame draw:style-name="gr10" draw:text-style-name="P3" draw:layer="layout" svg:width="2.856cm" svg:height="0.725cm" svg:x="0.495cm" svg:y="6.491cm">
          <draw:text-box>
            <text:p><text:span text:style-name="T1">authenticate</text:span></text:p>
          </draw:text-box>
        </draw:frame>
        <draw:frame draw:style-name="gr10" draw:text-style-name="P3" draw:layer="layout" svg:width="2.31cm" svg:height="0.725cm" svg:x="4.596cm" svg:y="3.993cm">
          <draw:text-box>
            <text:p><text:span text:style-name="T1">delegate</text:span></text:p>
          </draw:text-box>
        </draw:frame>
      </draw:page>
      <draw:page draw:name="page5" draw:style-name="dp1" draw:master-page-name="Default">
        <draw:custom-shape draw:name="aaa 4" draw:style-name="gr1" draw:text-style-name="P1" xml:id="id25" draw:id="id25" draw:layer="layout" svg:width="2.667cm" svg:height="1.651cm" svg:x="0.5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6" draw:style-name="gr1" draw:text-style-name="P1" xml:id="id27" draw:id="id27" draw:layer="layout" svg:width="2.667cm" svg:height="1.651cm" svg:x="5.6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7" draw:style-name="gr1" draw:text-style-name="P1" xml:id="id29" draw:id="id29" draw:layer="layout" svg:width="2.667cm" svg:height="1.651cm" svg:x="15.618cm" svg:y="3.8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23" draw:style-name="gr1" draw:text-style-name="P1" xml:id="id30" draw:id="id30" draw:layer="layout" svg:width="2.667cm" svg:height="1.651cm" svg:x="10.618cm" svg:y="7.9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.93cm" svg:y1="7.966cm" svg:x2="1.951cm" svg:y2="5.511cm" draw:start-shape="id25" draw:start-glue-point="0" draw:end-shape="id26" draw:end-glue-point="2" svg:d="M1930 7966l21-2455" svg:viewBox="0 0 22 2456">
          <text:p/>
        </draw:connector>
        <draw:connector draw:style-name="gr3" draw:text-style-name="P2" draw:layer="layout" draw:type="line" svg:x1="3.285cm" svg:y1="4.685cm" svg:x2="5.618cm" svg:y2="4.685cm" draw:start-shape="id26" draw:start-glue-point="1" draw:end-shape="id27" draw:end-glue-point="3" svg:d="M3285 4685h2333" svg:viewBox="0 0 2334 1">
          <text:p/>
        </draw:connector>
        <draw:connector draw:style-name="gr4" draw:text-style-name="P2" draw:layer="layout" draw:type="line" svg:x1="8.285cm" svg:y1="4.685cm" svg:x2="10.618cm" svg:y2="4.685cm" draw:start-shape="id27" draw:start-glue-point="1" draw:end-shape="id28" draw:end-glue-point="3" svg:d="M8285 4685h2333" svg:viewBox="0 0 2334 1">
          <text:p/>
        </draw:connector>
        <draw:connector draw:style-name="gr5" draw:text-style-name="P2" draw:layer="layout" draw:type="line" svg:x1="13.285cm" svg:y1="4.685cm" svg:x2="15.618cm" svg:y2="4.685cm" draw:start-shape="id28" draw:start-glue-point="1" draw:end-shape="id29" draw:end-glue-point="3" svg:d="M13285 4685h2333" svg:viewBox="0 0 2334 1">
          <text:p/>
        </draw:connector>
        <draw:connector draw:style-name="gr6" draw:text-style-name="P2" draw:layer="layout" draw:type="line" svg:x1="11.951cm" svg:y1="5.511cm" svg:x2="11.951cm" svg:y2="7.96cm" draw:start-shape="id28" draw:start-glue-point="2" draw:end-shape="id30" draw:end-glue-point="0" svg:d="M11951 5511v2449" svg:viewBox="0 0 1 2450">
          <text:p/>
        </draw:connector>
        <draw:connector draw:style-name="gr7" draw:text-style-name="P2" draw:layer="layout" draw:type="line" svg:x1="6.951cm" svg:y1="5.511cm" svg:x2="10.618cm" svg:y2="8.785cm" draw:start-shape="id27" draw:start-glue-point="2" draw:end-shape="id30" draw:end-glue-point="3" svg:d="M6951 5511l3667 3274" svg:viewBox="0 0 3668 3275">
          <text:p/>
        </draw:connector>
        <draw:connector draw:style-name="gr8" draw:text-style-name="P2" draw:layer="layout" draw:type="line" svg:x1="16.951cm" svg:y1="5.511cm" svg:x2="13.285cm" svg:y2="8.785cm" draw:start-shape="id29" draw:start-glue-point="2" draw:end-shape="id30" draw:end-glue-point="1" svg:d="M16951 5511l-3666 3274" svg:viewBox="0 0 3667 3275">
          <text:p/>
        </draw:connector>
        <draw:frame draw:style-name="gr10" draw:text-style-name="P3" draw:layer="layout" svg:width="1.25cm" svg:height="0.725cm" svg:x="1.293cm" svg:y="2.088cm">
          <draw:text-box>
            <text:p><text:span text:style-name="T1">Foo</text:span></text:p>
          </draw:text-box>
        </draw:frame>
        <draw:frame draw:style-name="gr10" draw:text-style-name="P3" draw:layer="layout" svg:width="1.241cm" svg:height="0.725cm" svg:x="11.293cm" svg:y="2.089cm">
          <draw:text-box>
            <text:p><text:span text:style-name="T1">Bar</text:span></text:p>
          </draw:text-box>
        </draw:frame>
        <draw:connector draw:style-name="gr11" draw:text-style-name="P2" draw:layer="layout" draw:type="line" svg:x1="3.264cm" svg:y1="8.791cm" svg:x2="6.951cm" svg:y2="5.511cm" draw:start-shape="id25" draw:start-glue-point="1" draw:end-shape="id27" draw:end-glue-point="2" svg:d="M3264 8791l3687-3280" svg:viewBox="0 0 3688 3281">
          <text:p/>
        </draw:connector>
        <draw:custom-shape draw:name="aaa_ 24" draw:style-name="gr1" draw:text-style-name="P5" xml:id="id26" draw:id="id26" draw:layer="layout" svg:width="2.667cm" svg:height="1.651cm" svg:x="0.618cm" svg:y="3.86cm">
          <text:p text:style-name="P5"><text:span text:style-name="T2">IdP+AS</text:span></text:p>
          <text:p text:style-name="P5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 25" draw:style-name="gr1" draw:text-style-name="P5" xml:id="id28" draw:id="id28" draw:layer="layout" svg:width="2.667cm" svg:height="1.651cm" svg:x="10.618cm" svg:y="3.86cm">
          <text:p text:style-name="P5"><text:span text:style-name="T2">AS</text:span></text:p>
          <text:p text:style-name="P5"><text:span text:style-name="T2">RO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3.027cm" svg:height="0.725cm" svg:x="0.494cm" svg:y="3.089cm">
          <draw:text-box>
            <text:p><text:span text:style-name="T1">Authenticator</text:span></text:p>
          </draw:text-box>
        </draw:frame>
        <draw:frame draw:style-name="gr10" draw:text-style-name="P3" draw:layer="layout" svg:width="2.209cm" svg:height="0.725cm" svg:x="5.895cm" svg:y="3.09cm">
          <draw:text-box>
            <text:p><text:span text:style-name="T1">Claimant</text:span></text:p>
          </draw:text-box>
        </draw:frame>
        <draw:frame draw:style-name="gr10" draw:text-style-name="P3" draw:layer="layout" svg:width="1.915cm" svg:height="0.725cm" svg:x="10.996cm" svg:y="3.091cm">
          <draw:text-box>
            <text:p><text:span text:style-name="T1">Verifier</text:span></text:p>
          </draw:text-box>
        </draw:frame>
      </draw:page>
      <draw:page draw:name="page6" draw:style-name="dp1" draw:master-page-name="Default">
        <draw:custom-shape draw:name="aaa 5" draw:style-name="gr1" draw:text-style-name="P1" xml:id="id35" draw:id="id35" draw:layer="layout" svg:width="2.667cm" svg:height="1.651cm" svg:x="1.497cm" svg:y="6.7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26" draw:style-name="gr1" draw:text-style-name="P1" xml:id="id34" draw:id="id34" draw:layer="layout" svg:width="2.667cm" svg:height="1.651cm" svg:x="6.518cm" svg:y="2.6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27" draw:style-name="gr1" draw:text-style-name="P1" xml:id="id31" draw:id="id31" draw:layer="layout" svg:width="2.667cm" svg:height="1.651cm" svg:x="16.518cm" svg:y="2.6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28" draw:style-name="gr1" draw:text-style-name="P1" xml:id="id33" draw:id="id33" draw:layer="layout" svg:width="2.667cm" svg:height="1.651cm" svg:x="11.518cm" svg:y="6.7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25cm" svg:height="0.725cm" svg:x="2.193cm" svg:y="0.088cm">
          <draw:text-box>
            <text:p><text:span text:style-name="T1">Foo</text:span></text:p>
          </draw:text-box>
        </draw:frame>
        <draw:frame draw:style-name="gr10" draw:text-style-name="P3" draw:layer="layout" svg:width="1.241cm" svg:height="0.725cm" svg:x="12.193cm" svg:y="0.089cm">
          <draw:text-box>
            <text:p><text:span text:style-name="T1">Bar</text:span></text:p>
          </draw:text-box>
        </draw:frame>
        <draw:custom-shape draw:name="aaa_ 29" draw:style-name="gr1" draw:text-style-name="P5" xml:id="id36" draw:id="id36" draw:layer="layout" svg:width="2.667cm" svg:height="1.651cm" svg:x="1.518cm" svg:y="2.66cm">
          <text:p text:style-name="P5"><text:span text:style-name="T2">IdP</text:span></text:p>
          <text:p text:style-name="P5"><text:span text:style-name="T2">+</text:span></text:p>
          <text:p text:style-name="P5"><text:span text:style-name="T2">AS RqP</text:span></text:p>
          <draw:enhanced-geometry svg:viewBox="0 0 21600 21600" draw:type="rectangle" draw:enhanced-path="M 0 0 L 21600 0 21600 21600 0 21600 0 0 Z N"/>
        </draw:custom-shape>
        <draw:custom-shape draw:name="aaa_ 30" draw:style-name="gr1" draw:text-style-name="P5" xml:id="id32" draw:id="id32" draw:layer="layout" svg:width="2.667cm" svg:height="1.651cm" svg:x="11.518cm" svg:y="2.66cm">
          <text:p text:style-name="P5"><text:span text:style-name="T2">AS RO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6.518cm" svg:y1="3.485cm" svg:x2="14.185cm" svg:y2="3.485cm" draw:start-shape="id31" draw:start-glue-point="3" draw:end-shape="id32" draw:end-glue-point="1" svg:d="M16518 3485h-2333" svg:viewBox="0 0 2334 1">
          <text:p/>
        </draw:connector>
        <draw:connector draw:style-name="gr12" draw:text-style-name="P2" draw:layer="layout" draw:type="line" svg:x1="12.851cm" svg:y1="4.311cm" svg:x2="12.851cm" svg:y2="6.76cm" draw:start-shape="id32" draw:start-glue-point="2" draw:end-shape="id33" draw:end-glue-point="0" svg:d="M12851 4311v2449" svg:viewBox="0 0 1 2450">
          <text:p/>
        </draw:connector>
        <draw:connector draw:style-name="gr12" draw:text-style-name="P2" draw:layer="layout" draw:type="line" svg:x1="11.518cm" svg:y1="3.485cm" svg:x2="9.185cm" svg:y2="3.485cm" draw:start-shape="id32" draw:start-glue-point="3" draw:end-shape="id34" draw:end-glue-point="1" svg:d="M11518 3485h-2333" svg:viewBox="0 0 2334 1">
          <text:p/>
        </draw:connector>
        <draw:connector draw:style-name="gr12" draw:text-style-name="P2" draw:layer="layout" draw:type="line" svg:x1="7.851cm" svg:y1="4.311cm" svg:x2="11.518cm" svg:y2="7.585cm" draw:start-shape="id34" draw:start-glue-point="2" draw:end-shape="id33" draw:end-glue-point="3" svg:d="M7851 4311l3667 3274" svg:viewBox="0 0 3668 3275">
          <text:p/>
        </draw:connector>
        <draw:connector draw:style-name="gr12" draw:text-style-name="P2" draw:layer="layout" draw:type="line" svg:x1="4.164cm" svg:y1="7.591cm" svg:x2="7.851cm" svg:y2="4.311cm" draw:start-shape="id35" draw:start-glue-point="1" draw:end-shape="id34" draw:end-glue-point="2" svg:d="M4164 7591l3687-3280" svg:viewBox="0 0 3688 3281">
          <text:p/>
        </draw:connector>
        <draw:connector draw:style-name="gr12" draw:text-style-name="P2" draw:layer="layout" draw:type="line" svg:x1="4.185cm" svg:y1="3.485cm" svg:x2="6.518cm" svg:y2="3.485cm" draw:start-shape="id36" draw:start-glue-point="1" draw:end-shape="id34" draw:end-glue-point="3" svg:d="M4185 3485h2333" svg:viewBox="0 0 2334 1">
          <text:p/>
        </draw:connector>
        <draw:connector draw:style-name="gr12" draw:text-style-name="P2" draw:layer="layout" draw:type="line" svg:x1="2.83cm" svg:y1="6.766cm" svg:x2="2.851cm" svg:y2="4.311cm" draw:start-shape="id35" draw:start-glue-point="0" draw:end-shape="id36" draw:end-glue-point="2" svg:d="M2830 6766l21-2455" svg:viewBox="0 0 22 2456">
          <text:p/>
        </draw:connector>
        <draw:connector draw:style-name="gr12" draw:text-style-name="P4" draw:layer="layout" draw:type="line" svg:x1="17.851cm" svg:y1="4.311cm" svg:x2="14.185cm" svg:y2="7.585cm" draw:start-shape="id31" draw:start-glue-point="2" draw:end-shape="id33" draw:end-glue-point="1" svg:d="M17851 4311l-3666 3274" svg:viewBox="0 0 3667 3275">
          <text:p/>
        </draw:connector>
        <draw:frame draw:style-name="gr10" draw:text-style-name="P3" draw:layer="layout" svg:width="2.119cm" svg:height="0.725cm" svg:x="14.194cm" svg:y="5.29cm">
          <draw:text-box>
            <text:p><text:span text:style-name="T1">manage</text:span></text:p>
          </draw:text-box>
        </draw:frame>
        <draw:frame draw:style-name="gr10" draw:text-style-name="P3" draw:layer="layout" svg:width="1.826cm" svg:height="0.725cm" svg:x="14.595cm" svg:y="2.791cm">
          <draw:text-box>
            <text:p><text:span text:style-name="T1">control</text:span></text:p>
          </draw:text-box>
        </draw:frame>
        <draw:frame draw:style-name="gr10" draw:text-style-name="P3" draw:layer="layout" svg:width="1.9cm" svg:height="0.725cm" svg:x="11.095cm" svg:y="5.291cm">
          <draw:text-box>
            <text:p><text:span text:style-name="T1">protect</text:span></text:p>
          </draw:text-box>
        </draw:frame>
        <draw:frame draw:style-name="gr10" draw:text-style-name="P3" draw:layer="layout" svg:width="1.917cm" svg:height="0.725cm" svg:x="7.395cm" svg:y="5.291cm">
          <draw:text-box>
            <text:p><text:span text:style-name="T1">access</text:span></text:p>
          </draw:text-box>
        </draw:frame>
        <draw:frame draw:style-name="gr10" draw:text-style-name="P3" draw:layer="layout" svg:width="1.269cm" svg:height="0.725cm" svg:x="4.995cm" svg:y="5.291cm">
          <draw:text-box>
            <text:p><text:span text:style-name="T1">use</text:span></text:p>
          </draw:text-box>
        </draw:frame>
        <draw:frame draw:style-name="gr10" draw:text-style-name="P3" draw:layer="layout" svg:width="2.31cm" svg:height="0.725cm" svg:x="9.396cm" svg:y="2.792cm">
          <draw:text-box>
            <text:p><text:span text:style-name="T1">authorize</text:span></text:p>
          </draw:text-box>
        </draw:frame>
        <draw:frame draw:style-name="gr10" draw:text-style-name="P3" draw:layer="layout" svg:width="2.856cm" svg:height="0.725cm" svg:x="0.095cm" svg:y="5.291cm">
          <draw:text-box>
            <text:p><text:span text:style-name="T1">authenticate</text:span></text:p>
          </draw:text-box>
        </draw:frame>
        <draw:frame draw:style-name="gr10" draw:text-style-name="P3" draw:layer="layout" svg:width="2.31cm" svg:height="0.725cm" svg:x="4.196cm" svg:y="2.793cm">
          <draw:text-box>
            <text:p><text:span text:style-name="T1">delegate</text:span></text:p>
          </draw:text-box>
        </draw:frame>
        <draw:frame draw:style-name="gr10" draw:text-style-name="P3" draw:layer="layout" svg:width="3.027cm" svg:height="0.725cm" svg:x="1.395cm" svg:y="1.59cm">
          <draw:text-box>
            <text:p><text:span text:style-name="T1">Authenticator</text:span></text:p>
          </draw:text-box>
        </draw:frame>
        <draw:frame draw:style-name="gr10" draw:text-style-name="P3" draw:layer="layout" svg:width="2.209cm" svg:height="0.725cm" svg:x="6.796cm" svg:y="1.591cm">
          <draw:text-box>
            <text:p><text:span text:style-name="T1">Claimant</text:span></text:p>
          </draw:text-box>
        </draw:frame>
        <draw:frame draw:style-name="gr10" draw:text-style-name="P3" draw:layer="layout" svg:width="1.915cm" svg:height="0.725cm" svg:x="11.897cm" svg:y="1.592cm">
          <draw:text-box>
            <text:p><text:span text:style-name="T1">Verifier</text:span></text:p>
          </draw:text-box>
        </draw:frame>
      </draw:page>
      <draw:page draw:name="page7" draw:style-name="dp1" draw:master-page-name="Default">
        <draw:custom-shape draw:name="aaa 6" draw:style-name="gr1" draw:text-style-name="P1" xml:id="id41" draw:id="id41" draw:layer="layout" svg:width="2.667cm" svg:height="1.651cm" svg:x="1.497cm" svg:y="6.7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32" draw:style-name="gr1" draw:text-style-name="P1" xml:id="id40" draw:id="id40" draw:layer="layout" svg:width="2.667cm" svg:height="1.651cm" svg:x="6.518cm" svg:y="2.6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33" draw:style-name="gr1" draw:text-style-name="P1" xml:id="id37" draw:id="id37" draw:layer="layout" svg:width="2.667cm" svg:height="1.651cm" svg:x="16.518cm" svg:y="2.6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36" draw:style-name="gr1" draw:text-style-name="P1" xml:id="id39" draw:id="id39" draw:layer="layout" svg:width="2.667cm" svg:height="1.651cm" svg:x="11.518cm" svg:y="6.7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25cm" svg:height="0.725cm" svg:x="2.193cm" svg:y="0.988cm">
          <draw:text-box>
            <text:p><text:span text:style-name="T1">Foo</text:span></text:p>
          </draw:text-box>
        </draw:frame>
        <draw:frame draw:style-name="gr10" draw:text-style-name="P3" draw:layer="layout" svg:width="1.241cm" svg:height="0.725cm" svg:x="12.193cm" svg:y="0.989cm">
          <draw:text-box>
            <text:p><text:span text:style-name="T1">Bar</text:span></text:p>
          </draw:text-box>
        </draw:frame>
        <draw:custom-shape draw:name="aaa_ 37" draw:style-name="gr1" draw:text-style-name="P5" xml:id="id42" draw:id="id42" draw:layer="layout" svg:width="2.667cm" svg:height="1.651cm" svg:x="1.518cm" svg:y="2.66cm">
          <text:p text:style-name="P5"><text:span text:style-name="T2">IdP</text:span></text:p>
          <text:p text:style-name="P5"><text:span text:style-name="T2">+</text:span></text:p>
          <text:p text:style-name="P5"><text:span text:style-name="T2">AS RqP</text:span></text:p>
          <draw:enhanced-geometry svg:viewBox="0 0 21600 21600" draw:type="rectangle" draw:enhanced-path="M 0 0 L 21600 0 21600 21600 0 21600 0 0 Z N"/>
        </draw:custom-shape>
        <draw:custom-shape draw:name="aaa_ 38" draw:style-name="gr1" draw:text-style-name="P5" xml:id="id38" draw:id="id38" draw:layer="layout" svg:width="2.667cm" svg:height="1.651cm" svg:x="11.518cm" svg:y="2.66cm">
          <text:p text:style-name="P5"><text:span text:style-name="T2">AS RO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6.518cm" svg:y1="3.485cm" svg:x2="14.185cm" svg:y2="3.485cm" draw:start-shape="id37" draw:start-glue-point="3" draw:end-shape="id38" draw:end-glue-point="1" svg:d="M16518 3485h-2333" svg:viewBox="0 0 2334 1">
          <text:p/>
        </draw:connector>
        <draw:connector draw:style-name="gr12" draw:text-style-name="P2" draw:layer="layout" draw:type="line" svg:x1="12.851cm" svg:y1="4.311cm" svg:x2="12.851cm" svg:y2="6.76cm" draw:start-shape="id38" draw:start-glue-point="2" draw:end-shape="id39" draw:end-glue-point="0" svg:d="M12851 4311v2449" svg:viewBox="0 0 1 2450">
          <text:p/>
        </draw:connector>
        <draw:connector draw:style-name="gr12" draw:text-style-name="P2" draw:layer="layout" draw:type="line" svg:x1="11.518cm" svg:y1="3.485cm" svg:x2="9.185cm" svg:y2="3.485cm" draw:start-shape="id38" draw:start-glue-point="3" draw:end-shape="id40" draw:end-glue-point="1" svg:d="M11518 3485h-2333" svg:viewBox="0 0 2334 1">
          <text:p/>
        </draw:connector>
        <draw:connector draw:style-name="gr12" draw:text-style-name="P2" draw:layer="layout" draw:type="line" svg:x1="7.851cm" svg:y1="4.311cm" svg:x2="11.518cm" svg:y2="7.585cm" draw:start-shape="id40" draw:start-glue-point="2" draw:end-shape="id39" draw:end-glue-point="3" svg:d="M7851 4311l3667 3274" svg:viewBox="0 0 3668 3275">
          <text:p/>
        </draw:connector>
        <draw:connector draw:style-name="gr12" draw:text-style-name="P2" draw:layer="layout" draw:type="line" svg:x1="4.164cm" svg:y1="7.591cm" svg:x2="7.851cm" svg:y2="4.311cm" draw:start-shape="id41" draw:start-glue-point="1" draw:end-shape="id40" draw:end-glue-point="2" svg:d="M4164 7591l3687-3280" svg:viewBox="0 0 3688 3281">
          <text:p/>
        </draw:connector>
        <draw:connector draw:style-name="gr12" draw:text-style-name="P2" draw:layer="layout" draw:type="line" svg:x1="4.185cm" svg:y1="3.485cm" svg:x2="6.518cm" svg:y2="3.485cm" draw:start-shape="id42" draw:start-glue-point="1" draw:end-shape="id40" draw:end-glue-point="3" svg:d="M4185 3485h2333" svg:viewBox="0 0 2334 1">
          <text:p/>
        </draw:connector>
        <draw:connector draw:style-name="gr12" draw:text-style-name="P2" draw:layer="layout" draw:type="line" svg:x1="2.83cm" svg:y1="6.766cm" svg:x2="2.851cm" svg:y2="4.311cm" draw:start-shape="id41" draw:start-glue-point="0" draw:end-shape="id42" draw:end-glue-point="2" svg:d="M2830 6766l21-2455" svg:viewBox="0 0 22 2456">
          <text:p/>
        </draw:connector>
        <draw:connector draw:style-name="gr12" draw:text-style-name="P4" draw:layer="layout" draw:type="line" svg:x1="17.851cm" svg:y1="4.311cm" svg:x2="14.185cm" svg:y2="7.585cm" draw:start-shape="id37" draw:start-glue-point="2" draw:end-shape="id39" draw:end-glue-point="1" svg:d="M17851 4311l-3666 3274" svg:viewBox="0 0 3667 3275">
          <text:p/>
        </draw:connector>
        <draw:frame draw:style-name="gr10" draw:text-style-name="P3" draw:layer="layout" svg:width="2.119cm" svg:height="0.725cm" svg:x="14.194cm" svg:y="5.29cm">
          <draw:text-box>
            <text:p><text:span text:style-name="T1">manage</text:span></text:p>
          </draw:text-box>
        </draw:frame>
        <draw:frame draw:style-name="gr10" draw:text-style-name="P3" draw:layer="layout" svg:width="1.826cm" svg:height="0.725cm" svg:x="14.595cm" svg:y="2.791cm">
          <draw:text-box>
            <text:p><text:span text:style-name="T1">control</text:span></text:p>
          </draw:text-box>
        </draw:frame>
        <draw:frame draw:style-name="gr10" draw:text-style-name="P3" draw:layer="layout" svg:width="1.9cm" svg:height="0.725cm" svg:x="11.095cm" svg:y="5.291cm">
          <draw:text-box>
            <text:p><text:span text:style-name="T1">protect</text:span></text:p>
          </draw:text-box>
        </draw:frame>
        <draw:frame draw:style-name="gr10" draw:text-style-name="P3" draw:layer="layout" svg:width="1.917cm" svg:height="0.725cm" svg:x="7.395cm" svg:y="5.291cm">
          <draw:text-box>
            <text:p><text:span text:style-name="T1">access</text:span></text:p>
          </draw:text-box>
        </draw:frame>
        <draw:frame draw:style-name="gr10" draw:text-style-name="P3" draw:layer="layout" svg:width="1.269cm" svg:height="0.725cm" svg:x="4.995cm" svg:y="5.291cm">
          <draw:text-box>
            <text:p><text:span text:style-name="T1">use</text:span></text:p>
          </draw:text-box>
        </draw:frame>
        <draw:frame draw:style-name="gr10" draw:text-style-name="P3" draw:layer="layout" svg:width="2.31cm" svg:height="0.725cm" svg:x="9.396cm" svg:y="2.792cm">
          <draw:text-box>
            <text:p><text:span text:style-name="T1">authorize</text:span></text:p>
          </draw:text-box>
        </draw:frame>
        <draw:frame draw:style-name="gr10" draw:text-style-name="P3" draw:layer="layout" svg:width="2.856cm" svg:height="0.725cm" svg:x="0.095cm" svg:y="5.291cm">
          <draw:text-box>
            <text:p><text:span text:style-name="T1">authenticate</text:span></text:p>
          </draw:text-box>
        </draw:frame>
        <draw:frame draw:style-name="gr10" draw:text-style-name="P3" draw:layer="layout" svg:width="2.31cm" svg:height="0.725cm" svg:x="4.196cm" svg:y="2.793cm">
          <draw:text-box>
            <text:p><text:span text:style-name="T1">delegate</text:span></text:p>
          </draw:text-box>
        </draw:frame>
      </draw:page>
      <draw:page draw:name="page8" draw:style-name="dp1" draw:master-page-name="Default">
        <draw:custom-shape draw:name="aaa 7" draw:style-name="gr1" draw:text-style-name="P1" xml:id="id47" draw:id="id47" draw:layer="layout" svg:width="2.667cm" svg:height="1.651cm" svg:x="1.497cm" svg:y="6.7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39" draw:style-name="gr1" draw:text-style-name="P1" xml:id="id46" draw:id="id46" draw:layer="layout" svg:width="2.667cm" svg:height="1.651cm" svg:x="6.518cm" svg:y="2.6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40" draw:style-name="gr1" draw:text-style-name="P1" xml:id="id43" draw:id="id43" draw:layer="layout" svg:width="2.667cm" svg:height="1.651cm" svg:x="16.518cm" svg:y="2.6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41" draw:style-name="gr1" draw:text-style-name="P1" xml:id="id45" draw:id="id45" draw:layer="layout" svg:width="2.667cm" svg:height="1.651cm" svg:x="11.518cm" svg:y="6.7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2.09cm" svg:height="0.725cm" svg:x="1.793cm" svg:y="0.088cm">
          <draw:text-box>
            <text:p text:style-name="P6"><text:span text:style-name="T1">Foo 1..n</text:span></text:p>
          </draw:text-box>
        </draw:frame>
        <draw:frame draw:style-name="gr10" draw:text-style-name="P3" draw:layer="layout" svg:width="1.241cm" svg:height="0.725cm" svg:x="12.193cm" svg:y="0.089cm">
          <draw:text-box>
            <text:p><text:span text:style-name="T1">Bar</text:span></text:p>
          </draw:text-box>
        </draw:frame>
        <draw:custom-shape draw:name="aaa_ 42" draw:style-name="gr1" draw:text-style-name="P5" xml:id="id48" draw:id="id48" draw:layer="layout" svg:width="2.667cm" svg:height="1.651cm" svg:x="1.518cm" svg:y="2.66cm">
          <text:p text:style-name="P5"><text:span text:style-name="T2">IdP</text:span></text:p>
          <text:p text:style-name="P5"><text:span text:style-name="T2">+</text:span></text:p>
          <text:p text:style-name="P5"><text:span text:style-name="T2">AS RqP</text:span></text:p>
          <draw:enhanced-geometry svg:viewBox="0 0 21600 21600" draw:type="rectangle" draw:enhanced-path="M 0 0 L 21600 0 21600 21600 0 21600 0 0 Z N"/>
        </draw:custom-shape>
        <draw:custom-shape draw:name="aaa_ 43" draw:style-name="gr1" draw:text-style-name="P5" xml:id="id44" draw:id="id44" draw:layer="layout" svg:width="2.667cm" svg:height="1.651cm" svg:x="11.518cm" svg:y="2.66cm">
          <text:p text:style-name="P5"><text:span text:style-name="T2">AS RO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6.518cm" svg:y1="3.485cm" svg:x2="14.185cm" svg:y2="3.485cm" draw:start-shape="id43" draw:start-glue-point="3" draw:end-shape="id44" draw:end-glue-point="1" svg:d="M16518 3485h-2333" svg:viewBox="0 0 2334 1">
          <text:p/>
        </draw:connector>
        <draw:connector draw:style-name="gr12" draw:text-style-name="P2" draw:layer="layout" draw:type="line" svg:x1="12.851cm" svg:y1="4.311cm" svg:x2="12.851cm" svg:y2="6.76cm" draw:start-shape="id44" draw:start-glue-point="2" draw:end-shape="id45" draw:end-glue-point="0" svg:d="M12851 4311v2449" svg:viewBox="0 0 1 2450">
          <text:p/>
        </draw:connector>
        <draw:connector draw:style-name="gr12" draw:text-style-name="P2" draw:layer="layout" draw:type="line" svg:x1="11.518cm" svg:y1="3.485cm" svg:x2="9.185cm" svg:y2="3.485cm" draw:start-shape="id44" draw:start-glue-point="3" draw:end-shape="id46" draw:end-glue-point="1" svg:d="M11518 3485h-2333" svg:viewBox="0 0 2334 1">
          <text:p/>
        </draw:connector>
        <draw:connector draw:style-name="gr12" draw:text-style-name="P2" draw:layer="layout" draw:type="line" svg:x1="7.851cm" svg:y1="4.311cm" svg:x2="11.518cm" svg:y2="7.585cm" draw:start-shape="id46" draw:start-glue-point="2" draw:end-shape="id45" draw:end-glue-point="3" svg:d="M7851 4311l3667 3274" svg:viewBox="0 0 3668 3275">
          <text:p/>
        </draw:connector>
        <draw:connector draw:style-name="gr12" draw:text-style-name="P2" draw:layer="layout" draw:type="line" svg:x1="4.164cm" svg:y1="7.591cm" svg:x2="7.851cm" svg:y2="4.311cm" draw:start-shape="id47" draw:start-glue-point="1" draw:end-shape="id46" draw:end-glue-point="2" svg:d="M4164 7591l3687-3280" svg:viewBox="0 0 3688 3281">
          <text:p/>
        </draw:connector>
        <draw:connector draw:style-name="gr12" draw:text-style-name="P2" draw:layer="layout" draw:type="line" svg:x1="4.185cm" svg:y1="3.485cm" svg:x2="6.518cm" svg:y2="3.485cm" draw:start-shape="id48" draw:start-glue-point="1" draw:end-shape="id46" draw:end-glue-point="3" svg:d="M4185 3485h2333" svg:viewBox="0 0 2334 1">
          <text:p/>
        </draw:connector>
        <draw:connector draw:style-name="gr12" draw:text-style-name="P2" draw:layer="layout" draw:type="line" svg:x1="2.83cm" svg:y1="6.766cm" svg:x2="2.851cm" svg:y2="4.311cm" draw:start-shape="id47" draw:start-glue-point="0" draw:end-shape="id48" draw:end-glue-point="2" svg:d="M2830 6766l21-2455" svg:viewBox="0 0 22 2456">
          <text:p/>
        </draw:connector>
        <draw:connector draw:style-name="gr12" draw:text-style-name="P4" draw:layer="layout" draw:type="line" svg:x1="17.851cm" svg:y1="4.311cm" svg:x2="14.185cm" svg:y2="7.585cm" draw:start-shape="id43" draw:start-glue-point="2" draw:end-shape="id45" draw:end-glue-point="1" svg:d="M17851 4311l-3666 3274" svg:viewBox="0 0 3667 3275">
          <text:p/>
        </draw:connector>
        <draw:frame draw:style-name="gr10" draw:text-style-name="P3" draw:layer="layout" svg:width="2.119cm" svg:height="0.725cm" svg:x="14.194cm" svg:y="5.29cm">
          <draw:text-box>
            <text:p><text:span text:style-name="T1">manage</text:span></text:p>
          </draw:text-box>
        </draw:frame>
        <draw:frame draw:style-name="gr10" draw:text-style-name="P3" draw:layer="layout" svg:width="1.826cm" svg:height="0.725cm" svg:x="14.595cm" svg:y="2.791cm">
          <draw:text-box>
            <text:p><text:span text:style-name="T1">control</text:span></text:p>
          </draw:text-box>
        </draw:frame>
        <draw:frame draw:style-name="gr10" draw:text-style-name="P3" draw:layer="layout" svg:width="1.9cm" svg:height="0.725cm" svg:x="11.095cm" svg:y="5.291cm">
          <draw:text-box>
            <text:p><text:span text:style-name="T1">protect</text:span></text:p>
          </draw:text-box>
        </draw:frame>
        <draw:frame draw:style-name="gr10" draw:text-style-name="P3" draw:layer="layout" svg:width="1.917cm" svg:height="0.725cm" svg:x="7.395cm" svg:y="5.291cm">
          <draw:text-box>
            <text:p><text:span text:style-name="T1">access</text:span></text:p>
          </draw:text-box>
        </draw:frame>
        <draw:frame draw:style-name="gr10" draw:text-style-name="P3" draw:layer="layout" svg:width="1.269cm" svg:height="0.725cm" svg:x="4.995cm" svg:y="5.291cm">
          <draw:text-box>
            <text:p><text:span text:style-name="T1">use</text:span></text:p>
          </draw:text-box>
        </draw:frame>
        <draw:frame draw:style-name="gr10" draw:text-style-name="P3" draw:layer="layout" svg:width="2.31cm" svg:height="0.725cm" svg:x="9.396cm" svg:y="2.792cm">
          <draw:text-box>
            <text:p><text:span text:style-name="T1">authorize</text:span></text:p>
          </draw:text-box>
        </draw:frame>
        <draw:frame draw:style-name="gr10" draw:text-style-name="P3" draw:layer="layout" svg:width="2.856cm" svg:height="0.725cm" svg:x="0.095cm" svg:y="5.291cm">
          <draw:text-box>
            <text:p><text:span text:style-name="T1">authenticate</text:span></text:p>
          </draw:text-box>
        </draw:frame>
        <draw:frame draw:style-name="gr10" draw:text-style-name="P3" draw:layer="layout" svg:width="2.31cm" svg:height="0.725cm" svg:x="4.196cm" svg:y="2.793cm">
          <draw:text-box>
            <text:p><text:span text:style-name="T1">delegate</text:span></text:p>
          </draw:text-box>
        </draw:frame>
        <draw:line draw:style-name="gr9" draw:text-style-name="P2" draw:layer="layout" svg:x1="5.263cm" svg:y1="-0.581cm" svg:x2="5.263cm" svg:y2="8.69cm">
          <text:p/>
        </draw:line>
        <draw:line draw:style-name="gr12" draw:text-style-name="P4" draw:layer="layout" svg:x1="12.792cm" svg:y1="1.77cm" svg:x2="3.013cm" svg:y2="1.77cm">
          <text:p/>
        </draw:line>
        <draw:frame draw:style-name="gr10" draw:text-style-name="P3" draw:layer="layout" svg:width="1.518cm" svg:height="0.725cm" svg:x="6.997cm" svg:y="1.052cm">
          <draw:text-box>
            <text:p><text:span text:style-name="T1">Trust</text:span></text:p>
          </draw:text-box>
        </draw:frame>
      </draw:page>
      <draw:page draw:name="page9" draw:style-name="dp1" draw:master-page-name="Default">
        <draw:custom-shape draw:name="aaa 8" draw:style-name="gr1" draw:text-style-name="P1" xml:id="id53" draw:id="id53" draw:layer="layout" svg:width="2.667cm" svg:height="1.651cm" svg:x="1.497cm" svg:y="6.7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44" draw:style-name="gr1" draw:text-style-name="P1" xml:id="id52" draw:id="id52" draw:layer="layout" svg:width="2.667cm" svg:height="1.651cm" svg:x="6.518cm" svg:y="2.6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45" draw:style-name="gr1" draw:text-style-name="P1" xml:id="id49" draw:id="id49" draw:layer="layout" svg:width="2.667cm" svg:height="1.651cm" svg:x="16.518cm" svg:y="2.6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46" draw:style-name="gr1" draw:text-style-name="P1" xml:id="id51" draw:id="id51" draw:layer="layout" svg:width="2.667cm" svg:height="1.651cm" svg:x="11.518cm" svg:y="6.7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25cm" svg:height="0.725cm" svg:x="2.193cm" svg:y="0.088cm">
          <draw:text-box>
            <text:p><text:span text:style-name="T1">Foo</text:span></text:p>
          </draw:text-box>
        </draw:frame>
        <draw:frame draw:style-name="gr18" draw:text-style-name="P7" draw:layer="layout" svg:width="1.996cm" svg:height="0.725cm" svg:x="11.793cm" svg:y="0.089cm">
          <draw:text-box>
            <text:p text:style-name="P6"><text:span text:style-name="T1">Bar 1..n</text:span></text:p>
          </draw:text-box>
        </draw:frame>
        <draw:custom-shape draw:name="aaa_ 47" draw:style-name="gr1" draw:text-style-name="P5" xml:id="id54" draw:id="id54" draw:layer="layout" svg:width="2.667cm" svg:height="1.651cm" svg:x="1.518cm" svg:y="2.66cm">
          <text:p text:style-name="P5"><text:span text:style-name="T2">IdP</text:span></text:p>
          <text:p text:style-name="P5"><text:span text:style-name="T2">+</text:span></text:p>
          <text:p text:style-name="P5"><text:span text:style-name="T2">AS RqP</text:span></text:p>
          <draw:enhanced-geometry svg:viewBox="0 0 21600 21600" draw:type="rectangle" draw:enhanced-path="M 0 0 L 21600 0 21600 21600 0 21600 0 0 Z N"/>
        </draw:custom-shape>
        <draw:custom-shape draw:name="aaa_ 48" draw:style-name="gr1" draw:text-style-name="P5" xml:id="id50" draw:id="id50" draw:layer="layout" svg:width="2.667cm" svg:height="1.651cm" svg:x="11.518cm" svg:y="2.66cm">
          <text:p text:style-name="P5"><text:span text:style-name="T2">AS RO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6.518cm" svg:y1="3.485cm" svg:x2="14.185cm" svg:y2="3.485cm" draw:start-shape="id49" draw:start-glue-point="3" draw:end-shape="id50" draw:end-glue-point="1" svg:d="M16518 3485h-2333" svg:viewBox="0 0 2334 1">
          <text:p/>
        </draw:connector>
        <draw:connector draw:style-name="gr12" draw:text-style-name="P2" draw:layer="layout" draw:type="line" svg:x1="12.851cm" svg:y1="4.311cm" svg:x2="12.851cm" svg:y2="6.76cm" draw:start-shape="id50" draw:start-glue-point="2" draw:end-shape="id51" draw:end-glue-point="0" svg:d="M12851 4311v2449" svg:viewBox="0 0 1 2450">
          <text:p/>
        </draw:connector>
        <draw:connector draw:style-name="gr12" draw:text-style-name="P2" draw:layer="layout" draw:type="line" svg:x1="11.518cm" svg:y1="3.485cm" svg:x2="9.185cm" svg:y2="3.485cm" draw:start-shape="id50" draw:start-glue-point="3" draw:end-shape="id52" draw:end-glue-point="1" svg:d="M11518 3485h-2333" svg:viewBox="0 0 2334 1">
          <text:p/>
        </draw:connector>
        <draw:connector draw:style-name="gr12" draw:text-style-name="P2" draw:layer="layout" draw:type="line" svg:x1="7.851cm" svg:y1="4.311cm" svg:x2="11.518cm" svg:y2="7.585cm" draw:start-shape="id52" draw:start-glue-point="2" draw:end-shape="id51" draw:end-glue-point="3" svg:d="M7851 4311l3667 3274" svg:viewBox="0 0 3668 3275">
          <text:p/>
        </draw:connector>
        <draw:connector draw:style-name="gr12" draw:text-style-name="P2" draw:layer="layout" draw:type="line" svg:x1="4.164cm" svg:y1="7.591cm" svg:x2="7.851cm" svg:y2="4.311cm" draw:start-shape="id53" draw:start-glue-point="1" draw:end-shape="id52" draw:end-glue-point="2" svg:d="M4164 7591l3687-3280" svg:viewBox="0 0 3688 3281">
          <text:p/>
        </draw:connector>
        <draw:connector draw:style-name="gr12" draw:text-style-name="P2" draw:layer="layout" draw:type="line" svg:x1="4.185cm" svg:y1="3.485cm" svg:x2="6.518cm" svg:y2="3.485cm" draw:start-shape="id54" draw:start-glue-point="1" draw:end-shape="id52" draw:end-glue-point="3" svg:d="M4185 3485h2333" svg:viewBox="0 0 2334 1">
          <text:p/>
        </draw:connector>
        <draw:connector draw:style-name="gr12" draw:text-style-name="P2" draw:layer="layout" draw:type="line" svg:x1="2.83cm" svg:y1="6.766cm" svg:x2="2.851cm" svg:y2="4.311cm" draw:start-shape="id53" draw:start-glue-point="0" draw:end-shape="id54" draw:end-glue-point="2" svg:d="M2830 6766l21-2455" svg:viewBox="0 0 22 2456">
          <text:p/>
        </draw:connector>
        <draw:connector draw:style-name="gr12" draw:text-style-name="P4" draw:layer="layout" draw:type="line" svg:x1="17.851cm" svg:y1="4.311cm" svg:x2="14.185cm" svg:y2="7.585cm" draw:start-shape="id49" draw:start-glue-point="2" draw:end-shape="id51" draw:end-glue-point="1" svg:d="M17851 4311l-3666 3274" svg:viewBox="0 0 3667 3275">
          <text:p/>
        </draw:connector>
        <draw:frame draw:style-name="gr10" draw:text-style-name="P3" draw:layer="layout" svg:width="2.119cm" svg:height="0.725cm" svg:x="14.194cm" svg:y="5.29cm">
          <draw:text-box>
            <text:p><text:span text:style-name="T1">manage</text:span></text:p>
          </draw:text-box>
        </draw:frame>
        <draw:frame draw:style-name="gr10" draw:text-style-name="P3" draw:layer="layout" svg:width="1.826cm" svg:height="0.725cm" svg:x="14.595cm" svg:y="2.791cm">
          <draw:text-box>
            <text:p><text:span text:style-name="T1">control</text:span></text:p>
          </draw:text-box>
        </draw:frame>
        <draw:frame draw:style-name="gr10" draw:text-style-name="P3" draw:layer="layout" svg:width="1.9cm" svg:height="0.725cm" svg:x="11.095cm" svg:y="5.291cm">
          <draw:text-box>
            <text:p><text:span text:style-name="T1">protect</text:span></text:p>
          </draw:text-box>
        </draw:frame>
        <draw:frame draw:style-name="gr10" draw:text-style-name="P3" draw:layer="layout" svg:width="1.917cm" svg:height="0.725cm" svg:x="7.395cm" svg:y="5.291cm">
          <draw:text-box>
            <text:p><text:span text:style-name="T1">access</text:span></text:p>
          </draw:text-box>
        </draw:frame>
        <draw:frame draw:style-name="gr10" draw:text-style-name="P3" draw:layer="layout" svg:width="1.269cm" svg:height="0.725cm" svg:x="4.995cm" svg:y="5.291cm">
          <draw:text-box>
            <text:p><text:span text:style-name="T1">use</text:span></text:p>
          </draw:text-box>
        </draw:frame>
        <draw:frame draw:style-name="gr10" draw:text-style-name="P3" draw:layer="layout" svg:width="2.31cm" svg:height="0.725cm" svg:x="9.396cm" svg:y="2.792cm">
          <draw:text-box>
            <text:p><text:span text:style-name="T1">authorize</text:span></text:p>
          </draw:text-box>
        </draw:frame>
        <draw:frame draw:style-name="gr10" draw:text-style-name="P3" draw:layer="layout" svg:width="2.856cm" svg:height="0.725cm" svg:x="0.095cm" svg:y="5.291cm">
          <draw:text-box>
            <text:p><text:span text:style-name="T1">authenticate</text:span></text:p>
          </draw:text-box>
        </draw:frame>
        <draw:frame draw:style-name="gr10" draw:text-style-name="P3" draw:layer="layout" svg:width="2.31cm" svg:height="0.725cm" svg:x="4.196cm" svg:y="2.793cm">
          <draw:text-box>
            <text:p><text:span text:style-name="T1">delegate</text:span></text:p>
          </draw:text-box>
        </draw:frame>
        <draw:line draw:style-name="gr9" draw:text-style-name="P2" draw:layer="layout" svg:x1="10.463cm" svg:y1="-0.581cm" svg:x2="10.463cm" svg:y2="8.69cm">
          <text:p/>
        </draw:line>
        <draw:line draw:style-name="gr12" draw:text-style-name="P4" draw:layer="layout" svg:x1="12.793cm" svg:y1="1.768cm" svg:x2="3.014cm" svg:y2="1.768cm">
          <text:p/>
        </draw:line>
        <draw:frame draw:style-name="gr10" draw:text-style-name="P3" draw:layer="layout" svg:width="1.518cm" svg:height="0.725cm" svg:x="6.998cm" svg:y="1.05cm">
          <draw:text-box>
            <text:p><text:span text:style-name="T1">Trust</text:span></text:p>
          </draw:text-box>
        </draw:frame>
      </draw:page>
      <draw:page draw:name="page10" draw:style-name="dp1" draw:master-page-name="Default">
        <draw:custom-shape draw:name="aaa 9" draw:style-name="gr1" draw:text-style-name="P1" xml:id="id59" draw:id="id59" draw:layer="layout" svg:width="2.667cm" svg:height="1.651cm" svg:x="1.497cm" svg:y="6.7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49" draw:style-name="gr1" draw:text-style-name="P1" xml:id="id58" draw:id="id58" draw:layer="layout" svg:width="2.667cm" svg:height="1.651cm" svg:x="6.518cm" svg:y="2.6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50" draw:style-name="gr1" draw:text-style-name="P1" xml:id="id55" draw:id="id55" draw:layer="layout" svg:width="2.667cm" svg:height="1.651cm" svg:x="16.518cm" svg:y="2.6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51" draw:style-name="gr1" draw:text-style-name="P1" xml:id="id57" draw:id="id57" draw:layer="layout" svg:width="2.667cm" svg:height="1.651cm" svg:x="11.518cm" svg:y="6.7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09cm" svg:height="0.725cm" svg:x="1.793cm" svg:y="0.088cm">
          <draw:text-box>
            <text:p text:style-name="P6"><text:span text:style-name="T1">Foo 1..n</text:span></text:p>
          </draw:text-box>
        </draw:frame>
        <draw:frame draw:style-name="gr20" draw:text-style-name="P7" draw:layer="layout" svg:width="1.996cm" svg:height="0.725cm" svg:x="11.793cm" svg:y="0.089cm">
          <draw:text-box>
            <text:p text:style-name="P6"><text:span text:style-name="T1">Bar 1..n</text:span></text:p>
          </draw:text-box>
        </draw:frame>
        <draw:custom-shape draw:name="aaa_ 52" draw:style-name="gr1" draw:text-style-name="P5" xml:id="id60" draw:id="id60" draw:layer="layout" svg:width="2.667cm" svg:height="1.651cm" svg:x="1.518cm" svg:y="2.66cm">
          <text:p text:style-name="P5"><text:span text:style-name="T2">IdP</text:span></text:p>
          <text:p text:style-name="P5"><text:span text:style-name="T2">+</text:span></text:p>
          <text:p text:style-name="P5"><text:span text:style-name="T2">AS RqP</text:span></text:p>
          <draw:enhanced-geometry svg:viewBox="0 0 21600 21600" draw:type="rectangle" draw:enhanced-path="M 0 0 L 21600 0 21600 21600 0 21600 0 0 Z N"/>
        </draw:custom-shape>
        <draw:custom-shape draw:name="aaa_ 53" draw:style-name="gr1" draw:text-style-name="P5" xml:id="id56" draw:id="id56" draw:layer="layout" svg:width="2.667cm" svg:height="1.651cm" svg:x="11.518cm" svg:y="2.66cm">
          <text:p text:style-name="P5"><text:span text:style-name="T2">AS RO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6.518cm" svg:y1="3.485cm" svg:x2="14.185cm" svg:y2="3.485cm" draw:start-shape="id55" draw:start-glue-point="3" draw:end-shape="id56" draw:end-glue-point="1" svg:d="M16518 3485h-2333" svg:viewBox="0 0 2334 1">
          <text:p/>
        </draw:connector>
        <draw:connector draw:style-name="gr12" draw:text-style-name="P2" draw:layer="layout" draw:type="line" svg:x1="12.851cm" svg:y1="4.311cm" svg:x2="12.851cm" svg:y2="6.76cm" draw:start-shape="id56" draw:start-glue-point="2" draw:end-shape="id57" draw:end-glue-point="0" svg:d="M12851 4311v2449" svg:viewBox="0 0 1 2450">
          <text:p/>
        </draw:connector>
        <draw:connector draw:style-name="gr12" draw:text-style-name="P2" draw:layer="layout" draw:type="line" svg:x1="11.518cm" svg:y1="3.485cm" svg:x2="9.185cm" svg:y2="3.485cm" draw:start-shape="id56" draw:start-glue-point="3" draw:end-shape="id58" draw:end-glue-point="1" svg:d="M11518 3485h-2333" svg:viewBox="0 0 2334 1">
          <text:p/>
        </draw:connector>
        <draw:connector draw:style-name="gr12" draw:text-style-name="P2" draw:layer="layout" draw:type="line" svg:x1="7.851cm" svg:y1="4.311cm" svg:x2="11.518cm" svg:y2="7.585cm" draw:start-shape="id58" draw:start-glue-point="2" draw:end-shape="id57" draw:end-glue-point="3" svg:d="M7851 4311l3667 3274" svg:viewBox="0 0 3668 3275">
          <text:p/>
        </draw:connector>
        <draw:connector draw:style-name="gr12" draw:text-style-name="P2" draw:layer="layout" draw:type="line" svg:x1="4.164cm" svg:y1="7.591cm" svg:x2="7.851cm" svg:y2="4.311cm" draw:start-shape="id59" draw:start-glue-point="1" draw:end-shape="id58" draw:end-glue-point="2" svg:d="M4164 7591l3687-3280" svg:viewBox="0 0 3688 3281">
          <text:p/>
        </draw:connector>
        <draw:connector draw:style-name="gr12" draw:text-style-name="P2" draw:layer="layout" draw:type="line" svg:x1="4.185cm" svg:y1="3.485cm" svg:x2="6.518cm" svg:y2="3.485cm" draw:start-shape="id60" draw:start-glue-point="1" draw:end-shape="id58" draw:end-glue-point="3" svg:d="M4185 3485h2333" svg:viewBox="0 0 2334 1">
          <text:p/>
        </draw:connector>
        <draw:connector draw:style-name="gr12" draw:text-style-name="P2" draw:layer="layout" draw:type="line" svg:x1="2.83cm" svg:y1="6.766cm" svg:x2="2.851cm" svg:y2="4.311cm" draw:start-shape="id59" draw:start-glue-point="0" draw:end-shape="id60" draw:end-glue-point="2" svg:d="M2830 6766l21-2455" svg:viewBox="0 0 22 2456">
          <text:p/>
        </draw:connector>
        <draw:connector draw:style-name="gr12" draw:text-style-name="P4" draw:layer="layout" draw:type="line" svg:x1="17.851cm" svg:y1="4.311cm" svg:x2="14.185cm" svg:y2="7.585cm" draw:start-shape="id55" draw:start-glue-point="2" draw:end-shape="id57" draw:end-glue-point="1" svg:d="M17851 4311l-3666 3274" svg:viewBox="0 0 3667 3275">
          <text:p/>
        </draw:connector>
        <draw:frame draw:style-name="gr10" draw:text-style-name="P3" draw:layer="layout" svg:width="2.119cm" svg:height="0.725cm" svg:x="14.194cm" svg:y="5.29cm">
          <draw:text-box>
            <text:p><text:span text:style-name="T1">manage</text:span></text:p>
          </draw:text-box>
        </draw:frame>
        <draw:frame draw:style-name="gr10" draw:text-style-name="P3" draw:layer="layout" svg:width="1.826cm" svg:height="0.725cm" svg:x="14.595cm" svg:y="2.791cm">
          <draw:text-box>
            <text:p><text:span text:style-name="T1">control</text:span></text:p>
          </draw:text-box>
        </draw:frame>
        <draw:frame draw:style-name="gr10" draw:text-style-name="P3" draw:layer="layout" svg:width="1.9cm" svg:height="0.725cm" svg:x="11.095cm" svg:y="5.291cm">
          <draw:text-box>
            <text:p><text:span text:style-name="T1">protect</text:span></text:p>
          </draw:text-box>
        </draw:frame>
        <draw:frame draw:style-name="gr10" draw:text-style-name="P3" draw:layer="layout" svg:width="1.917cm" svg:height="0.725cm" svg:x="7.395cm" svg:y="5.291cm">
          <draw:text-box>
            <text:p><text:span text:style-name="T1">access</text:span></text:p>
          </draw:text-box>
        </draw:frame>
        <draw:frame draw:style-name="gr10" draw:text-style-name="P3" draw:layer="layout" svg:width="1.269cm" svg:height="0.725cm" svg:x="4.995cm" svg:y="5.291cm">
          <draw:text-box>
            <text:p><text:span text:style-name="T1">use</text:span></text:p>
          </draw:text-box>
        </draw:frame>
        <draw:frame draw:style-name="gr10" draw:text-style-name="P3" draw:layer="layout" svg:width="2.31cm" svg:height="0.725cm" svg:x="9.396cm" svg:y="2.792cm">
          <draw:text-box>
            <text:p><text:span text:style-name="T1">authorize</text:span></text:p>
          </draw:text-box>
        </draw:frame>
        <draw:frame draw:style-name="gr10" draw:text-style-name="P3" draw:layer="layout" svg:width="2.856cm" svg:height="0.725cm" svg:x="0.095cm" svg:y="5.291cm">
          <draw:text-box>
            <text:p><text:span text:style-name="T1">authenticate</text:span></text:p>
          </draw:text-box>
        </draw:frame>
        <draw:frame draw:style-name="gr10" draw:text-style-name="P3" draw:layer="layout" svg:width="2.31cm" svg:height="0.725cm" svg:x="4.196cm" svg:y="2.793cm">
          <draw:text-box>
            <text:p><text:span text:style-name="T1">delegate</text:span></text:p>
          </draw:text-box>
        </draw:frame>
        <draw:line draw:style-name="gr9" draw:text-style-name="P2" draw:layer="layout" svg:x1="5.263cm" svg:y1="-0.581cm" svg:x2="5.263cm" svg:y2="8.69cm">
          <text:p/>
        </draw:line>
        <draw:line draw:style-name="gr9" draw:text-style-name="P2" draw:layer="layout" svg:x1="10.463cm" svg:y1="-0.581cm" svg:x2="10.463cm" svg:y2="8.69cm">
          <text:p/>
        </draw:line>
        <draw:frame draw:style-name="gr21" draw:text-style-name="P7" draw:layer="layout" svg:width="1.265cm" svg:height="0.725cm" svg:x="7.093cm" svg:y="0.089cm">
          <draw:text-box>
            <text:p text:style-name="P6"><text:span text:style-name="T1">Baz</text:span></text:p>
          </draw:text-box>
        </draw:frame>
        <draw:line draw:style-name="gr12" draw:text-style-name="P4" draw:layer="layout" svg:x1="12.793cm" svg:y1="1.768cm" svg:x2="3.014cm" svg:y2="1.768cm">
          <text:p/>
        </draw:line>
        <draw:frame draw:style-name="gr10" draw:text-style-name="P3" draw:layer="layout" svg:width="1.518cm" svg:height="0.725cm" svg:x="6.998cm" svg:y="1.05cm">
          <draw:text-box>
            <text:p><text:span text:style-name="T1">Trust</text:span></text:p>
          </draw:text-box>
        </draw:frame>
      </draw:page>
      <draw:page draw:name="page11" draw:style-name="dp1" draw:master-page-name="Default">
        <draw:custom-shape draw:name="aaa_ 31" draw:style-name="gr1" draw:text-style-name="P1" xml:id="id62" draw:id="id62" draw:layer="layout" svg:width="2.667cm" svg:height="1.651cm" svg:x="8.218cm" svg:y="3.46cm">
          <text:p text:style-name="P1"><text:span text:style-name="T1">Client</text:span></text:p>
          <text:p text:style-name="P1"><text:span text:style-name="T1">+</text:span></text:p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25cm" svg:height="0.725cm" svg:x="1.293cm" svg:y="0.088cm">
          <draw:text-box>
            <text:p><text:span text:style-name="T1">Foo</text:span></text:p>
          </draw:text-box>
        </draw:frame>
        <draw:frame draw:style-name="gr10" draw:text-style-name="P3" draw:layer="layout" svg:width="1.241cm" svg:height="0.725cm" svg:x="16.493cm" svg:y="0.089cm">
          <draw:text-box>
            <text:p><text:span text:style-name="T1">Bar</text:span></text:p>
          </draw:text-box>
        </draw:frame>
        <draw:custom-shape draw:name="aaa_ 34" draw:style-name="gr1" draw:text-style-name="P5" draw:layer="layout" svg:width="2.667cm" svg:height="1.651cm" svg:x="0.618cm" svg:y="3.46cm">
          <text:p text:style-name="P5"><text:span text:style-name="T2">IdP</text:span></text:p>
          <text:p text:style-name="P5"><text:span text:style-name="T2">+</text:span></text:p>
          <text:p text:style-name="P5"><text:span text:style-name="T2">AS Rq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aaa_ 35" draw:style-name="gr1" draw:text-style-name="P5" xml:id="id61" draw:id="id61" draw:layer="layout" svg:width="2.667cm" svg:height="1.651cm" svg:x="15.818cm" svg:y="3.46cm">
          <text:p text:style-name="P5"><text:span text:style-name="T2">AS RO</text:span></text:p>
          <text:p text:style-name="P5"><text:span text:style-name="T2">+</text:span></text:p>
          <text:p text:style-name="P5"><text:span text:style-name="T2">RS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3.027cm" svg:height="0.725cm" svg:x="0.495cm" svg:y="2.69cm">
          <draw:text-box>
            <text:p><text:span text:style-name="T1">Authenticator</text:span></text:p>
          </draw:text-box>
        </draw:frame>
        <draw:frame draw:style-name="gr10" draw:text-style-name="P3" draw:layer="layout" svg:width="2.209cm" svg:height="0.725cm" svg:x="8.496cm" svg:y="2.691cm">
          <draw:text-box>
            <text:p><text:span text:style-name="T1">Claimant</text:span></text:p>
          </draw:text-box>
        </draw:frame>
        <draw:frame draw:style-name="gr10" draw:text-style-name="P3" draw:layer="layout" svg:width="1.915cm" svg:height="0.725cm" svg:x="16.197cm" svg:y="2.692cm">
          <draw:text-box>
            <text:p><text:span text:style-name="T1">Verifier</text:span></text:p>
          </draw:text-box>
        </draw:frame>
        <draw:path draw:style-name="gr22" draw:text-style-name="P2" draw:layer="layout" svg:width="4.932cm" svg:height="1.415cm" svg:x="10.885cm" svg:y="2.375cm" svg:viewBox="0 0 4933 1416" svg:d="M0 1310c1580-1826 3485-1699 4933 106">
          <text:p/>
        </draw:path>
        <draw:frame draw:style-name="gr23" draw:text-style-name="P9" draw:layer="layout" svg:width="3.589cm" svg:height="1.199cm" svg:x="11.497cm" svg:y="1.092cm">
          <draw:text-box>
            <text:p text:style-name="P8"><text:span text:style-name="T1">1. Claimant</text:span></text:p>
            <text:p text:style-name="P8"><text:span text:style-name="T1">selects a verifier</text:span></text:p>
          </draw:text-box>
        </draw:frame>
        <draw:frame draw:style-name="gr24" draw:text-style-name="P9" draw:layer="layout" svg:width="3.542cm" svg:height="1.673cm" svg:x="11.798cm" svg:y="2.593cm">
          <draw:text-box>
            <text:p text:style-name="P8"><text:span text:style-name="T1">3. Verifier</text:span></text:p>
            <text:p text:style-name="P8"><text:span text:style-name="T1">sends the ticket and ticket hash</text:span></text:p>
          </draw:text-box>
        </draw:frame>
        <draw:frame draw:style-name="gr24" draw:text-style-name="P9" draw:layer="layout" svg:width="3.442cm" svg:height="1.673cm" svg:x="15.4cm" svg:y="5.294cm">
          <draw:text-box>
            <text:p text:style-name="P8"><text:span text:style-name="T1">2. Verifier</text:span></text:p>
            <text:p text:style-name="P8"><text:span text:style-name="T1">creates a ticket and ticket hash</text:span></text:p>
          </draw:text-box>
        </draw:frame>
        <draw:connector draw:style-name="gr22" draw:text-style-name="P2" draw:layer="layout" draw:type="line" svg:x1="15.818cm" svg:y1="4.285cm" svg:x2="10.885cm" svg:y2="4.285cm" draw:start-shape="id61" draw:start-glue-point="3" draw:end-shape="id62" draw:end-glue-point="1" svg:d="M15818 4285h-4933" svg:viewBox="0 0 4934 1">
          <text:p/>
        </draw:connector>
        <draw:path draw:style-name="gr22" draw:text-style-name="P2" draw:layer="layout" svg:width="4.932cm" svg:height="1.351cm" svg:x="10.885cm" svg:y="4.885cm" svg:viewBox="0 0 4933 1352" svg:d="M0 0c818 1673 3739 1927 4933 0">
          <text:p/>
        </draw:path>
        <draw:frame draw:style-name="gr24" draw:text-style-name="P9" draw:layer="layout" svg:width="4.622cm" svg:height="1.673cm" svg:x="11.299cm" svg:y="4.194cm">
          <draw:text-box>
            <text:p text:style-name="P8"><text:span text:style-name="T1">7. Claimant sends the ticket and the signed ticket hash</text:span></text:p>
          </draw:text-box>
        </draw:frame>
        <draw:path draw:style-name="gr22" draw:text-style-name="P2" draw:layer="layout" svg:width="4.896cm" svg:height="1.282cm" draw:transform="rotate (-3.14159265358979) translate (8.218cm 3.718cm)" svg:viewBox="0 0 4897 1283" svg:d="M0 33c1341 1672 3500 1672 4897-33">
          <text:p/>
        </draw:path>
        <draw:path draw:style-name="gr22" draw:text-style-name="P2" draw:layer="layout" svg:width="4.932cm" svg:height="1.302cm" svg:x="3.285cm" svg:y="4.885cm" svg:viewBox="0 0 4933 1303" svg:d="M0 0c1179 1673 3592 1800 4933 0">
          <text:p/>
        </draw:path>
        <draw:frame draw:style-name="gr23" draw:text-style-name="P9" draw:layer="layout" svg:width="4.003cm" svg:height="1.199cm" svg:x="3.898cm" svg:y="1.093cm">
          <draw:text-box>
            <text:p text:style-name="P8"><text:span text:style-name="T1">4. Claimant sends</text:span></text:p>
            <text:p text:style-name="P8"><text:span text:style-name="T1">the ticket hash</text:span></text:p>
          </draw:text-box>
        </draw:frame>
        <draw:frame draw:style-name="gr23" draw:text-style-name="P9" draw:layer="layout" svg:width="4.644cm" svg:height="1.199cm" svg:x="0.001cm" svg:y="5.295cm">
          <draw:text-box>
            <text:p text:style-name="P8"><text:span text:style-name="T1">5. Authenticator</text:span></text:p>
            <text:p text:style-name="P8"><text:span text:style-name="T1">signes the ticket hash</text:span></text:p>
          </draw:text-box>
        </draw:frame>
        <draw:frame draw:style-name="gr24" draw:text-style-name="P9" draw:layer="layout" svg:width="3.921cm" svg:height="1.673cm" svg:x="4.099cm" svg:y="4.295cm">
          <draw:text-box>
            <text:p text:style-name="P8"><text:span text:style-name="T1">6. Authenticator</text:span></text:p>
            <text:p text:style-name="P8"><text:span text:style-name="T1">sends the signed</text:span></text:p>
            <text:p text:style-name="P8"><text:span text:style-name="T1">ticket hash</text:span></text:p>
          </draw:text-box>
        </draw:frame>
        <draw:frame draw:style-name="gr24" draw:text-style-name="P9" draw:layer="layout" svg:width="5.777cm" svg:height="1.673cm" svg:x="13.908cm" svg:y="6.895cm">
          <draw:text-box>
            <text:p text:style-name="P8"><text:span text:style-name="T1">8. Verifier generates</text:span></text:p>
            <text:p text:style-name="P8"><text:span text:style-name="T1">a ticket hash and verifies it with the signed ticket hash</text:span></text:p>
          </draw:text-box>
        </draw:frame>
      </draw:page>
      <draw:page draw:name="page12" draw:style-name="dp1" draw:master-page-name="Default">
        <draw:custom-shape draw:name="aaa_ 5" draw:style-name="gr1" draw:text-style-name="P1" xml:id="id64" draw:id="id64" draw:layer="layout" svg:width="2.667cm" svg:height="1.651cm" svg:x="8.218cm" svg:y="3.46cm">
          <text:p text:style-name="P1"><text:span text:style-name="T1">Client</text:span></text:p>
          <text:p text:style-name="P1"><text:span text:style-name="T1">+</text:span></text:p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25cm" svg:height="0.725cm" svg:x="1.293cm" svg:y="1.088cm">
          <draw:text-box>
            <text:p><text:span text:style-name="T1">Foo</text:span></text:p>
          </draw:text-box>
        </draw:frame>
        <draw:frame draw:style-name="gr10" draw:text-style-name="P3" draw:layer="layout" svg:width="1.241cm" svg:height="0.725cm" svg:x="16.493cm" svg:y="1.089cm">
          <draw:text-box>
            <text:p><text:span text:style-name="T1">Bar</text:span></text:p>
          </draw:text-box>
        </draw:frame>
        <draw:custom-shape draw:name="aaa_ 71" draw:style-name="gr1" draw:text-style-name="P5" xml:id="id63" draw:id="id63" draw:layer="layout" svg:width="2.667cm" svg:height="1.651cm" svg:x="0.618cm" svg:y="3.46cm">
          <text:p text:style-name="P5"><text:span text:style-name="T2">IdP</text:span></text:p>
          <text:p text:style-name="P5"><text:span text:style-name="T2">+</text:span></text:p>
          <text:p text:style-name="P5"><text:span text:style-name="T2">AS Rq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aaa_ 72" draw:style-name="gr1" draw:text-style-name="P5" xml:id="id65" draw:id="id65" draw:layer="layout" svg:width="2.667cm" svg:height="1.651cm" svg:x="15.818cm" svg:y="3.46cm">
          <text:p text:style-name="P5"><text:span text:style-name="T2">AS RO</text:span></text:p>
          <text:p text:style-name="P5"><text:span text:style-name="T2">+</text:span></text:p>
          <text:p text:style-name="P5"><text:span text:style-name="T2">RS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3.027cm" svg:height="0.725cm" svg:x="0.495cm" svg:y="2.69cm">
          <draw:text-box>
            <text:p><text:span text:style-name="T1">Authenticator</text:span></text:p>
          </draw:text-box>
        </draw:frame>
        <draw:frame draw:style-name="gr10" draw:text-style-name="P3" draw:layer="layout" svg:width="2.209cm" svg:height="0.725cm" svg:x="8.496cm" svg:y="2.691cm">
          <draw:text-box>
            <text:p><text:span text:style-name="T1">Claimant</text:span></text:p>
          </draw:text-box>
        </draw:frame>
        <draw:frame draw:style-name="gr10" draw:text-style-name="P3" draw:layer="layout" svg:width="1.915cm" svg:height="0.725cm" svg:x="16.197cm" svg:y="2.692cm">
          <draw:text-box>
            <text:p><text:span text:style-name="T1">Verifier</text:span></text:p>
          </draw:text-box>
        </draw:frame>
        <draw:frame draw:style-name="gr25" draw:text-style-name="P9" draw:layer="layout" svg:width="4.445cm" svg:height="1.766cm" svg:x="11.414cm" svg:y="2.524cm">
          <draw:text-box>
            <text:p text:style-name="P8"><text:span text:style-name="T1">The registration of Client at AS RO is optional</text:span></text:p>
          </draw:text-box>
        </draw:frame>
        <draw:frame draw:style-name="gr26" draw:text-style-name="P9" draw:layer="layout" svg:width="3.921cm" svg:height="1.236cm" svg:x="3.799cm" svg:y="3.032cm">
          <draw:text-box>
            <text:p text:style-name="P8"><text:span text:style-name="T1">Client must be registered at IdP</text:span></text:p>
          </draw:text-box>
        </draw:frame>
        <draw:connector draw:style-name="gr27" draw:text-style-name="P2" draw:layer="layout" draw:type="line" svg:x1="3.285cm" svg:y1="4.285cm" svg:x2="8.218cm" svg:y2="4.285cm" draw:start-shape="id63" draw:start-glue-point="1" draw:end-shape="id64" draw:end-glue-point="3" svg:d="M3285 4285h4933" svg:viewBox="0 0 4934 1">
          <text:p/>
        </draw:connector>
        <draw:connector draw:style-name="gr28" draw:text-style-name="P2" draw:layer="layout" draw:type="line" svg:x1="10.885cm" svg:y1="4.285cm" svg:x2="15.818cm" svg:y2="4.285cm" draw:start-shape="id64" draw:start-glue-point="1" draw:end-shape="id65" svg:d="M10885 4285h4933" svg:viewBox="0 0 4934 1">
          <text:p/>
        </draw:connector>
      </draw:page>
      <draw:page draw:name="page13" draw:style-name="dp1" draw:master-page-name="Default">
        <draw:custom-shape draw:name="aaa 10" draw:style-name="gr1" draw:text-style-name="P1" xml:id="id69" draw:id="id69" draw:layer="layout" svg:width="2.667cm" svg:height="1.651cm" svg:x="1.8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54" draw:style-name="gr1" draw:text-style-name="P1" xml:id="id68" draw:id="id68" draw:layer="layout" svg:width="2.667cm" svg:height="1.651cm" svg:x="6.9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55" draw:style-name="gr1" draw:text-style-name="P1" xml:id="id71" draw:id="id71" draw:layer="layout" svg:width="2.667cm" svg:height="1.651cm" svg:x="16.918cm" svg:y="3.86cm">
          <text:p text:style-name="P1"><text:span text:style-name="T1">AS2</text:span></text:p>
          <draw:enhanced-geometry svg:viewBox="0 0 21600 21600" draw:type="rectangle" draw:enhanced-path="M 0 0 L 21600 0 21600 21600 0 21600 0 0 Z N"/>
        </draw:custom-shape>
        <draw:custom-shape draw:name="aaa_ 56" draw:style-name="gr1" draw:text-style-name="P1" xml:id="id67" draw:id="id67" draw:layer="layout" svg:width="2.667cm" svg:height="1.651cm" svg:x="11.918cm" svg:y="7.96cm">
          <text:p text:style-name="P1"><text:span text:style-name="T1">RS1</text:span></text:p>
          <draw:enhanced-geometry svg:viewBox="0 0 21600 21600" draw:type="rectangle" draw:enhanced-path="M 0 0 L 21600 0 21600 21600 0 21600 0 0 Z N"/>
        </draw:custom-shape>
        <draw:frame draw:style-name="gr29" draw:text-style-name="P7" draw:layer="layout" svg:width="2.09cm" svg:height="0.725cm" svg:x="2.193cm" svg:y="1.288cm">
          <draw:text-box>
            <text:p text:style-name="P6"><text:span text:style-name="T1">Foo 1..n</text:span></text:p>
          </draw:text-box>
        </draw:frame>
        <draw:frame draw:style-name="gr30" draw:text-style-name="P7" draw:layer="layout" svg:width="1.996cm" svg:height="0.725cm" svg:x="12.193cm" svg:y="1.289cm">
          <draw:text-box>
            <text:p text:style-name="P6"><text:span text:style-name="T1">Bar 1..n</text:span></text:p>
          </draw:text-box>
        </draw:frame>
        <draw:custom-shape draw:name="aaa_ 57" draw:style-name="gr1" draw:text-style-name="P5" xml:id="id70" draw:id="id70" draw:layer="layout" svg:width="2.667cm" svg:height="1.651cm" svg:x="1.918cm" svg:y="3.86cm">
          <text:p text:style-name="P5"><text:span text:style-name="T2">IdP</text:span></text:p>
          <draw:enhanced-geometry svg:viewBox="0 0 21600 21600" draw:type="rectangle" draw:enhanced-path="M 0 0 L 21600 0 21600 21600 0 21600 0 0 Z N"/>
        </draw:custom-shape>
        <draw:custom-shape draw:name="aaa_ 58" draw:style-name="gr1" draw:text-style-name="P5" xml:id="id66" draw:id="id66" draw:layer="layout" svg:width="2.667cm" svg:height="1.651cm" svg:x="11.918cm" svg:y="3.86cm">
          <text:p text:style-name="P5"><text:span text:style-name="T2">AS1</text:span></text:p>
          <draw:enhanced-geometry svg:viewBox="0 0 21600 21600" draw:type="rectangle" draw:enhanced-path="M 0 0 L 21600 0 21600 21600 0 21600 0 0 Z N"/>
        </draw:custom-shape>
        <draw:connector draw:style-name="gr12" draw:text-style-name="P2" draw:layer="layout" draw:type="line" svg:x1="13.251cm" svg:y1="5.511cm" svg:x2="13.251cm" svg:y2="7.96cm" draw:start-shape="id66" draw:start-glue-point="2" draw:end-shape="id67" draw:end-glue-point="0" svg:d="M13251 5511v2449" svg:viewBox="0 0 1 2450">
          <text:p/>
        </draw:connector>
        <draw:connector draw:style-name="gr12" draw:text-style-name="P2" draw:layer="layout" draw:type="line" svg:x1="11.918cm" svg:y1="4.685cm" svg:x2="9.585cm" svg:y2="4.685cm" draw:start-shape="id66" draw:start-glue-point="3" draw:end-shape="id68" draw:end-glue-point="1" svg:d="M11918 4685h-2333" svg:viewBox="0 0 2334 1">
          <text:p/>
        </draw:connector>
        <draw:connector draw:style-name="gr12" draw:text-style-name="P2" draw:layer="layout" draw:type="line" svg:x1="8.251cm" svg:y1="5.511cm" svg:x2="11.918cm" svg:y2="8.785cm" draw:start-shape="id68" draw:start-glue-point="2" draw:end-shape="id67" draw:end-glue-point="3" svg:d="M8251 5511l3667 3274" svg:viewBox="0 0 3668 3275">
          <text:p/>
        </draw:connector>
        <draw:connector draw:style-name="gr12" draw:text-style-name="P2" draw:layer="layout" draw:type="line" svg:x1="4.564cm" svg:y1="8.791cm" svg:x2="8.251cm" svg:y2="5.511cm" draw:start-shape="id69" draw:start-glue-point="1" draw:end-shape="id68" draw:end-glue-point="2" svg:d="M4564 8791l3687-3280" svg:viewBox="0 0 3688 3281">
          <text:p/>
        </draw:connector>
        <draw:connector draw:style-name="gr12" draw:text-style-name="P2" draw:layer="layout" draw:type="line" svg:x1="4.585cm" svg:y1="4.685cm" svg:x2="6.918cm" svg:y2="4.685cm" draw:start-shape="id70" draw:start-glue-point="1" draw:end-shape="id68" draw:end-glue-point="3" svg:d="M4585 4685h2333" svg:viewBox="0 0 2334 1">
          <text:p/>
        </draw:connector>
        <draw:connector draw:style-name="gr12" draw:text-style-name="P2" draw:layer="layout" draw:type="line" svg:x1="3.23cm" svg:y1="7.966cm" svg:x2="3.251cm" svg:y2="5.511cm" draw:start-shape="id69" draw:start-glue-point="0" draw:end-shape="id70" draw:end-glue-point="2" svg:d="M3230 7966l21-2455" svg:viewBox="0 0 22 2456">
          <text:p/>
        </draw:connector>
        <draw:connector draw:style-name="gr12" draw:text-style-name="P4" draw:layer="layout" draw:type="line" svg:x1="18.251cm" svg:y1="5.511cm" svg:x2="18.251cm" svg:y2="7.96cm" draw:start-shape="id71" draw:start-glue-point="2" draw:end-shape="id72" draw:end-glue-point="0" svg:d="M18251 5511v2449" svg:viewBox="0 0 1 2450">
          <text:p/>
        </draw:connector>
        <draw:frame draw:style-name="gr10" draw:text-style-name="P3" draw:layer="layout" svg:width="1.9cm" svg:height="0.725cm" svg:x="14.694cm" svg:y="8.09cm">
          <draw:text-box>
            <text:p><text:span text:style-name="T1">access</text:span></text:p>
          </draw:text-box>
        </draw:frame>
        <draw:frame draw:style-name="gr10" draw:text-style-name="P3" draw:layer="layout" svg:width="1.9cm" svg:height="0.725cm" svg:x="11.495cm" svg:y="6.491cm">
          <draw:text-box>
            <text:p><text:span text:style-name="T1">protect</text:span></text:p>
          </draw:text-box>
        </draw:frame>
        <draw:frame draw:style-name="gr10" draw:text-style-name="P3" draw:layer="layout" svg:width="1.917cm" svg:height="0.725cm" svg:x="7.795cm" svg:y="6.491cm">
          <draw:text-box>
            <text:p><text:span text:style-name="T1">access</text:span></text:p>
          </draw:text-box>
        </draw:frame>
        <draw:frame draw:style-name="gr10" draw:text-style-name="P3" draw:layer="layout" svg:width="1.269cm" svg:height="0.725cm" svg:x="5.395cm" svg:y="6.491cm">
          <draw:text-box>
            <text:p><text:span text:style-name="T1">use</text:span></text:p>
          </draw:text-box>
        </draw:frame>
        <draw:frame draw:style-name="gr10" draw:text-style-name="P3" draw:layer="layout" svg:width="2.31cm" svg:height="0.725cm" svg:x="9.696cm" svg:y="3.992cm">
          <draw:text-box>
            <text:p><text:span text:style-name="T1">authorize</text:span></text:p>
          </draw:text-box>
        </draw:frame>
        <draw:frame draw:style-name="gr10" draw:text-style-name="P3" draw:layer="layout" svg:width="2.856cm" svg:height="0.725cm" svg:x="0.495cm" svg:y="6.491cm">
          <draw:text-box>
            <text:p><text:span text:style-name="T1">authenticate</text:span></text:p>
          </draw:text-box>
        </draw:frame>
        <draw:frame draw:style-name="gr10" draw:text-style-name="P3" draw:layer="layout" svg:width="2.31cm" svg:height="0.725cm" svg:x="4.596cm" svg:y="3.993cm">
          <draw:text-box>
            <text:p><text:span text:style-name="T1">delegate</text:span></text:p>
          </draw:text-box>
        </draw:frame>
        <draw:line draw:style-name="gr9" draw:text-style-name="P2" draw:layer="layout" svg:x1="5.663cm" svg:y1="0.619cm" svg:x2="5.663cm" svg:y2="9.89cm">
          <text:p/>
        </draw:line>
        <draw:line draw:style-name="gr9" draw:text-style-name="P2" draw:layer="layout" svg:x1="10.863cm" svg:y1="0.619cm" svg:x2="10.863cm" svg:y2="9.89cm">
          <text:p/>
        </draw:line>
        <draw:frame draw:style-name="gr31" draw:text-style-name="P7" draw:layer="layout" svg:width="2.562cm" svg:height="0.725cm" svg:x="6.993cm" svg:y="1.289cm">
          <draw:text-box>
            <text:p text:style-name="P6"><text:span text:style-name="T1">Third party</text:span></text:p>
          </draw:text-box>
        </draw:frame>
        <draw:line draw:style-name="gr12" draw:text-style-name="P4" draw:layer="layout" svg:x1="18.272cm" svg:y1="0.968cm" svg:x2="3.414cm" svg:y2="0.968cm">
          <text:p/>
        </draw:line>
        <draw:frame draw:style-name="gr10" draw:text-style-name="P3" draw:layer="layout" svg:width="1.518cm" svg:height="0.725cm" svg:x="10.098cm" svg:y="0.25cm">
          <draw:text-box>
            <text:p><text:span text:style-name="T1">Trust</text:span></text:p>
          </draw:text-box>
        </draw:frame>
        <draw:custom-shape draw:name="aaa_ 3" draw:style-name="gr1" draw:text-style-name="P1" xml:id="id72" draw:id="id72" draw:layer="layout" svg:width="2.667cm" svg:height="1.651cm" svg:x="16.918cm" svg:y="7.96cm">
          <text:p text:style-name="P1"><text:span text:style-name="T1">RS2</text:span></text:p>
          <draw:enhanced-geometry svg:viewBox="0 0 21600 21600" draw:type="rectangle" draw:enhanced-path="M 0 0 L 21600 0 21600 21600 0 21600 0 0 Z N"/>
        </draw:custom-shape>
        <draw:connector draw:style-name="gr22" draw:text-style-name="P2" draw:layer="layout" draw:type="line" svg:x1="14.585cm" svg:y1="8.785cm" svg:x2="16.918cm" svg:y2="8.785cm" draw:start-shape="id67" draw:start-glue-point="1" draw:end-shape="id72" draw:end-glue-point="3" svg:d="M14585 8785h2333" svg:viewBox="0 0 2334 1">
          <text:p/>
        </draw:connector>
        <draw:frame draw:style-name="gr10" draw:text-style-name="P3" draw:layer="layout" svg:width="1.9cm" svg:height="0.725cm" svg:x="16.495cm" svg:y="6.492cm">
          <draw:text-box>
            <text:p><text:span text:style-name="T1">protect</text:span></text:p>
          </draw:text-box>
        </draw:frame>
        <draw:connector draw:style-name="gr22" draw:text-style-name="P2" draw:layer="layout" draw:type="line" svg:x1="18.251cm" svg:y1="5.511cm" svg:x2="13.251cm" svg:y2="7.96cm" draw:start-shape="id71" draw:start-glue-point="2" draw:end-shape="id67" draw:end-glue-point="0" svg:d="M18251 5511l-5000 2449" svg:viewBox="0 0 5001 2450">
          <text:p/>
        </draw:connector>
        <draw:frame draw:style-name="gr10" draw:text-style-name="P3" draw:layer="layout" svg:width="2.364cm" svg:height="0.725cm" svg:x="14.395cm" svg:y="5.792cm">
          <draw:text-box>
            <text:p><text:span text:style-name="T1">authorize</text:span></text:p>
          </draw:text-box>
        </draw:frame>
        <draw:line draw:style-name="gr9" draw:text-style-name="P2" draw:layer="layout" svg:x1="15.763cm" svg:y1="0.62cm" svg:x2="15.763cm" svg:y2="9.891cm">
          <text:p/>
        </draw:line>
        <draw:frame draw:style-name="gr32" draw:text-style-name="P7" draw:layer="layout" svg:width="2.249cm" svg:height="0.725cm" svg:x="17.193cm" svg:y="1.29cm">
          <draw:text-box>
            <text:p text:style-name="P6"><text:span text:style-name="T1">Baz 1..n</text:span></text:p>
          </draw:text-box>
        </draw:frame>
      </draw:page>
      <draw:page draw:name="page14" draw:style-name="dp1" draw:master-page-name="Default">
        <draw:custom-shape draw:name="aaa 11" draw:style-name="gr1" draw:text-style-name="P1" xml:id="id76" draw:id="id76" draw:layer="layout" svg:width="2.667cm" svg:height="1.651cm" svg:x="1.8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59" draw:style-name="gr1" draw:text-style-name="P1" xml:id="id75" draw:id="id75" draw:layer="layout" svg:width="2.667cm" svg:height="1.651cm" svg:x="6.9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60" draw:style-name="gr1" draw:text-style-name="P1" xml:id="id78" draw:id="id78" draw:layer="layout" svg:width="2.667cm" svg:height="1.651cm" svg:x="16.918cm" svg:y="3.86cm">
          <text:p text:style-name="P1"><text:span text:style-name="T1">AS2</text:span></text:p>
          <draw:enhanced-geometry svg:viewBox="0 0 21600 21600" draw:type="rectangle" draw:enhanced-path="M 0 0 L 21600 0 21600 21600 0 21600 0 0 Z N"/>
        </draw:custom-shape>
        <draw:custom-shape draw:name="aaa_ 61" draw:style-name="gr1" draw:text-style-name="P1" xml:id="id74" draw:id="id74" draw:layer="layout" svg:width="2.667cm" svg:height="1.651cm" svg:x="11.918cm" svg:y="7.96cm">
          <text:p text:style-name="P1"><text:span text:style-name="T1">RS1</text:span></text:p>
          <draw:enhanced-geometry svg:viewBox="0 0 21600 21600" draw:type="rectangle" draw:enhanced-path="M 0 0 L 21600 0 21600 21600 0 21600 0 0 Z N"/>
        </draw:custom-shape>
        <draw:frame draw:style-name="gr33" draw:text-style-name="P7" draw:layer="layout" svg:width="2.09cm" svg:height="0.725cm" svg:x="2.193cm" svg:y="1.288cm">
          <draw:text-box>
            <text:p text:style-name="P6"><text:span text:style-name="T1">Foo 1..n</text:span></text:p>
          </draw:text-box>
        </draw:frame>
        <draw:frame draw:style-name="gr34" draw:text-style-name="P7" draw:layer="layout" svg:width="1.996cm" svg:height="0.725cm" svg:x="12.193cm" svg:y="1.289cm">
          <draw:text-box>
            <text:p text:style-name="P6"><text:span text:style-name="T1">Bar 1..n</text:span></text:p>
          </draw:text-box>
        </draw:frame>
        <draw:custom-shape draw:name="aaa_ 62" draw:style-name="gr1" draw:text-style-name="P5" xml:id="id77" draw:id="id77" draw:layer="layout" svg:width="2.667cm" svg:height="1.651cm" svg:x="1.918cm" svg:y="3.86cm">
          <text:p text:style-name="P5"><text:span text:style-name="T2">IdP</text:span></text:p>
          <draw:enhanced-geometry svg:viewBox="0 0 21600 21600" draw:type="rectangle" draw:enhanced-path="M 0 0 L 21600 0 21600 21600 0 21600 0 0 Z N"/>
        </draw:custom-shape>
        <draw:custom-shape draw:name="aaa_ 63" draw:style-name="gr1" draw:text-style-name="P5" xml:id="id73" draw:id="id73" draw:layer="layout" svg:width="2.667cm" svg:height="1.651cm" svg:x="11.918cm" svg:y="3.86cm">
          <text:p text:style-name="P5"><text:span text:style-name="T2">AS1</text:span></text:p>
          <draw:enhanced-geometry svg:viewBox="0 0 21600 21600" draw:type="rectangle" draw:enhanced-path="M 0 0 L 21600 0 21600 21600 0 21600 0 0 Z N"/>
        </draw:custom-shape>
        <draw:connector draw:style-name="gr12" draw:text-style-name="P2" draw:layer="layout" draw:type="line" svg:x1="13.251cm" svg:y1="5.511cm" svg:x2="13.251cm" svg:y2="7.96cm" draw:start-shape="id73" draw:start-glue-point="2" draw:end-shape="id74" draw:end-glue-point="0" svg:d="M13251 5511v2449" svg:viewBox="0 0 1 2450">
          <text:p/>
        </draw:connector>
        <draw:connector draw:style-name="gr12" draw:text-style-name="P2" draw:layer="layout" draw:type="line" svg:x1="8.251cm" svg:y1="5.511cm" svg:x2="11.918cm" svg:y2="8.785cm" draw:start-shape="id75" draw:start-glue-point="2" draw:end-shape="id74" draw:end-glue-point="3" svg:d="M8251 5511l3667 3274" svg:viewBox="0 0 3668 3275">
          <text:p/>
        </draw:connector>
        <draw:connector draw:style-name="gr12" draw:text-style-name="P2" draw:layer="layout" draw:type="line" svg:x1="4.564cm" svg:y1="8.791cm" svg:x2="8.251cm" svg:y2="5.511cm" draw:start-shape="id76" draw:start-glue-point="1" draw:end-shape="id75" draw:end-glue-point="2" svg:d="M4564 8791l3687-3280" svg:viewBox="0 0 3688 3281">
          <text:p/>
        </draw:connector>
        <draw:connector draw:style-name="gr12" draw:text-style-name="P2" draw:layer="layout" draw:type="line" svg:x1="4.585cm" svg:y1="4.685cm" svg:x2="6.918cm" svg:y2="4.685cm" draw:start-shape="id77" draw:start-glue-point="1" draw:end-shape="id75" draw:end-glue-point="3" svg:d="M4585 4685h2333" svg:viewBox="0 0 2334 1">
          <text:p/>
        </draw:connector>
        <draw:connector draw:style-name="gr12" draw:text-style-name="P2" draw:layer="layout" draw:type="line" svg:x1="3.23cm" svg:y1="7.966cm" svg:x2="3.251cm" svg:y2="5.511cm" draw:start-shape="id76" draw:start-glue-point="0" draw:end-shape="id77" draw:end-glue-point="2" svg:d="M3230 7966l21-2455" svg:viewBox="0 0 22 2456">
          <text:p/>
        </draw:connector>
        <draw:connector draw:style-name="gr12" draw:text-style-name="P4" draw:layer="layout" draw:type="line" svg:x1="18.251cm" svg:y1="5.511cm" svg:x2="18.251cm" svg:y2="7.96cm" draw:start-shape="id78" draw:start-glue-point="2" draw:end-shape="id79" draw:end-glue-point="0" svg:d="M18251 5511v2449" svg:viewBox="0 0 1 2450">
          <text:p/>
        </draw:connector>
        <draw:frame draw:style-name="gr10" draw:text-style-name="P3" draw:layer="layout" svg:width="1.9cm" svg:height="0.725cm" svg:x="14.694cm" svg:y="8.09cm">
          <draw:text-box>
            <text:p><text:span text:style-name="T1">access</text:span></text:p>
          </draw:text-box>
        </draw:frame>
        <draw:frame draw:style-name="gr10" draw:text-style-name="P3" draw:layer="layout" svg:width="1.9cm" svg:height="0.725cm" svg:x="11.495cm" svg:y="6.491cm">
          <draw:text-box>
            <text:p><text:span text:style-name="T1">protect</text:span></text:p>
          </draw:text-box>
        </draw:frame>
        <draw:frame draw:style-name="gr10" draw:text-style-name="P3" draw:layer="layout" svg:width="1.917cm" svg:height="0.725cm" svg:x="7.795cm" svg:y="6.491cm">
          <draw:text-box>
            <text:p><text:span text:style-name="T1">access</text:span></text:p>
          </draw:text-box>
        </draw:frame>
        <draw:frame draw:style-name="gr10" draw:text-style-name="P3" draw:layer="layout" svg:width="1.269cm" svg:height="0.725cm" svg:x="5.395cm" svg:y="6.491cm">
          <draw:text-box>
            <text:p><text:span text:style-name="T1">use</text:span></text:p>
          </draw:text-box>
        </draw:frame>
        <draw:frame draw:style-name="gr10" draw:text-style-name="P3" draw:layer="layout" svg:width="2.856cm" svg:height="0.725cm" svg:x="0.495cm" svg:y="6.491cm">
          <draw:text-box>
            <text:p><text:span text:style-name="T1">authenticate</text:span></text:p>
          </draw:text-box>
        </draw:frame>
        <draw:frame draw:style-name="gr10" draw:text-style-name="P3" draw:layer="layout" svg:width="2.31cm" svg:height="0.725cm" svg:x="4.596cm" svg:y="3.993cm">
          <draw:text-box>
            <text:p><text:span text:style-name="T1">delegate</text:span></text:p>
          </draw:text-box>
        </draw:frame>
        <draw:line draw:style-name="gr9" draw:text-style-name="P2" draw:layer="layout" svg:x1="5.663cm" svg:y1="0.619cm" svg:x2="5.663cm" svg:y2="9.89cm">
          <text:p/>
        </draw:line>
        <draw:line draw:style-name="gr9" draw:text-style-name="P2" draw:layer="layout" svg:x1="10.863cm" svg:y1="0.619cm" svg:x2="10.863cm" svg:y2="9.89cm">
          <text:p/>
        </draw:line>
        <draw:frame draw:style-name="gr35" draw:text-style-name="P7" draw:layer="layout" svg:width="2.562cm" svg:height="0.725cm" svg:x="6.993cm" svg:y="1.289cm">
          <draw:text-box>
            <text:p text:style-name="P6"><text:span text:style-name="T1">Third party</text:span></text:p>
          </draw:text-box>
        </draw:frame>
        <draw:line draw:style-name="gr12" draw:text-style-name="P4" draw:layer="layout" svg:x1="18.272cm" svg:y1="0.968cm" svg:x2="3.414cm" svg:y2="0.968cm">
          <text:p/>
        </draw:line>
        <draw:frame draw:style-name="gr10" draw:text-style-name="P3" draw:layer="layout" svg:width="1.518cm" svg:height="0.725cm" svg:x="10.098cm" svg:y="0.25cm">
          <draw:text-box>
            <text:p><text:span text:style-name="T1">Trust</text:span></text:p>
          </draw:text-box>
        </draw:frame>
        <draw:custom-shape draw:name="aaa_ 64" draw:style-name="gr1" draw:text-style-name="P1" xml:id="id79" draw:id="id79" draw:layer="layout" svg:width="2.667cm" svg:height="1.651cm" svg:x="16.918cm" svg:y="7.96cm">
          <text:p text:style-name="P1"><text:span text:style-name="T1">RS2</text:span></text:p>
          <draw:enhanced-geometry svg:viewBox="0 0 21600 21600" draw:type="rectangle" draw:enhanced-path="M 0 0 L 21600 0 21600 21600 0 21600 0 0 Z N"/>
        </draw:custom-shape>
        <draw:connector draw:style-name="gr22" draw:text-style-name="P2" draw:layer="layout" draw:type="line" svg:x1="14.585cm" svg:y1="8.785cm" svg:x2="16.918cm" svg:y2="8.785cm" draw:start-shape="id74" draw:start-glue-point="1" draw:end-shape="id79" draw:end-glue-point="3" svg:d="M14585 8785h2333" svg:viewBox="0 0 2334 1">
          <text:p/>
        </draw:connector>
        <draw:frame draw:style-name="gr10" draw:text-style-name="P3" draw:layer="layout" svg:width="1.9cm" svg:height="0.725cm" svg:x="16.495cm" svg:y="6.492cm">
          <draw:text-box>
            <text:p><text:span text:style-name="T1">protect</text:span></text:p>
          </draw:text-box>
        </draw:frame>
        <draw:line draw:style-name="gr9" draw:text-style-name="P2" draw:layer="layout" svg:x1="15.763cm" svg:y1="0.62cm" svg:x2="15.763cm" svg:y2="9.891cm">
          <text:p/>
        </draw:line>
        <draw:frame draw:style-name="gr36" draw:text-style-name="P7" draw:layer="layout" svg:width="2.249cm" svg:height="0.725cm" svg:x="17.193cm" svg:y="1.29cm">
          <draw:text-box>
            <text:p text:style-name="P6"><text:span text:style-name="T1">Baz 1..n</text:span></text:p>
          </draw:text-box>
        </draw:frame>
      </draw:page>
      <draw:page draw:name="page15" draw:style-name="dp1" draw:master-page-name="Default">
        <draw:custom-shape draw:name="aaa_ 65" draw:style-name="gr1" draw:text-style-name="P1" xml:id="id82" draw:id="id82" draw:layer="layout" svg:width="2.667cm" svg:height="1.651cm" svg:x="6.918cm" svg:y="3.86cm">
          <text:p text:style-name="P1"><text:span text:style-name="T1">AS1</text:span></text:p>
          <draw:enhanced-geometry svg:viewBox="0 0 21600 21600" draw:type="rectangle" draw:enhanced-path="M 0 0 L 21600 0 21600 21600 0 21600 0 0 Z N"/>
        </draw:custom-shape>
        <draw:custom-shape draw:name="aaa_ 66" draw:style-name="gr1" draw:text-style-name="P1" xml:id="id85" draw:id="id85" draw:layer="layout" svg:width="2.667cm" svg:height="1.651cm" svg:x="16.918cm" svg:y="3.86cm">
          <text:p text:style-name="P1"><text:span text:style-name="T1">AS3</text:span></text:p>
          <draw:enhanced-geometry svg:viewBox="0 0 21600 21600" draw:type="rectangle" draw:enhanced-path="M 0 0 L 21600 0 21600 21600 0 21600 0 0 Z N"/>
        </draw:custom-shape>
        <draw:custom-shape draw:name="aaa_ 67" draw:style-name="gr1" draw:text-style-name="P1" xml:id="id81" draw:id="id81" draw:layer="layout" svg:width="2.667cm" svg:height="1.651cm" svg:x="11.918cm" svg:y="7.96cm">
          <text:p text:style-name="P1"><text:span text:style-name="T1">RS2</text:span></text:p>
          <draw:enhanced-geometry svg:viewBox="0 0 21600 21600" draw:type="rectangle" draw:enhanced-path="M 0 0 L 21600 0 21600 21600 0 21600 0 0 Z N"/>
        </draw:custom-shape>
        <draw:frame draw:style-name="gr37" draw:text-style-name="P7" draw:layer="layout" svg:width="2.617cm" svg:height="0.725cm" svg:x="2.193cm" svg:y="1.288cm">
          <draw:text-box>
            <text:p text:style-name="P6"><text:span text:style-name="T1">Third party</text:span></text:p>
          </draw:text-box>
        </draw:frame>
        <draw:frame draw:style-name="gr38" draw:text-style-name="P7" draw:layer="layout" svg:width="1.253cm" svg:height="0.725cm" svg:x="12.593cm" svg:y="1.289cm">
          <draw:text-box>
            <text:p text:style-name="P6"><text:span text:style-name="T1">Bar</text:span></text:p>
          </draw:text-box>
        </draw:frame>
        <draw:custom-shape draw:name="aaa_ 68" draw:style-name="gr1" draw:text-style-name="P5" xml:id="id84" draw:id="id84" draw:layer="layout" svg:width="2.667cm" svg:height="1.651cm" svg:x="1.918cm" svg:y="7.96cm">
          <text:p text:style-name="P5"><text:span text:style-name="T2">Client</text:span></text:p>
          <draw:enhanced-geometry svg:viewBox="0 0 21600 21600" draw:type="rectangle" draw:enhanced-path="M 0 0 L 21600 0 21600 21600 0 21600 0 0 Z N"/>
        </draw:custom-shape>
        <draw:custom-shape draw:name="aaa_ 69" draw:style-name="gr1" draw:text-style-name="P5" xml:id="id80" draw:id="id80" draw:layer="layout" svg:width="2.667cm" svg:height="1.651cm" svg:x="11.918cm" svg:y="3.86cm">
          <text:p text:style-name="P5"><text:span text:style-name="T2">AS2</text:span></text:p>
          <draw:enhanced-geometry svg:viewBox="0 0 21600 21600" draw:type="rectangle" draw:enhanced-path="M 0 0 L 21600 0 21600 21600 0 21600 0 0 Z N"/>
        </draw:custom-shape>
        <draw:connector draw:style-name="gr12" draw:text-style-name="P2" draw:layer="layout" draw:type="line" svg:x1="13.251cm" svg:y1="5.511cm" svg:x2="13.251cm" svg:y2="7.96cm" draw:start-shape="id80" draw:start-glue-point="2" draw:end-shape="id81" draw:end-glue-point="0" svg:d="M13251 5511v2449" svg:viewBox="0 0 1 2450">
          <text:p/>
        </draw:connector>
        <draw:connector draw:style-name="gr12" draw:text-style-name="P2" draw:layer="layout" draw:type="line" svg:x1="8.251cm" svg:y1="5.511cm" svg:x2="8.251cm" svg:y2="7.96cm" draw:start-shape="id82" draw:start-glue-point="2" draw:end-shape="id83" draw:end-glue-point="0" svg:d="M8251 5511v2449" svg:viewBox="0 0 1 2450">
          <text:p/>
        </draw:connector>
        <draw:connector draw:style-name="gr12" draw:text-style-name="P2" draw:layer="layout" draw:type="line" svg:x1="4.585cm" svg:y1="8.785cm" svg:x2="6.918cm" svg:y2="8.785cm" draw:start-shape="id84" draw:start-glue-point="1" draw:end-shape="id83" draw:end-glue-point="3" svg:d="M4585 8785h2333" svg:viewBox="0 0 2334 1">
          <text:p/>
        </draw:connector>
        <draw:connector draw:style-name="gr12" draw:text-style-name="P4" draw:layer="layout" draw:type="line" svg:x1="18.251cm" svg:y1="5.511cm" svg:x2="18.251cm" svg:y2="7.96cm" draw:start-shape="id85" draw:start-glue-point="2" draw:end-shape="id86" draw:end-glue-point="0" svg:d="M18251 5511v2449" svg:viewBox="0 0 1 2450">
          <text:p/>
        </draw:connector>
        <draw:frame draw:style-name="gr10" draw:text-style-name="P3" draw:layer="layout" svg:width="1.9cm" svg:height="0.725cm" svg:x="14.794cm" svg:y="8.09cm">
          <draw:text-box>
            <text:p><text:span text:style-name="T1">access</text:span></text:p>
          </draw:text-box>
        </draw:frame>
        <draw:frame draw:style-name="gr10" draw:text-style-name="P3" draw:layer="layout" svg:width="1.9cm" svg:height="0.725cm" svg:x="11.495cm" svg:y="6.491cm">
          <draw:text-box>
            <text:p><text:span text:style-name="T1">protect</text:span></text:p>
          </draw:text-box>
        </draw:frame>
        <draw:frame draw:style-name="gr10" draw:text-style-name="P3" draw:layer="layout" svg:width="1.917cm" svg:height="0.725cm" svg:x="6.495cm" svg:y="6.491cm">
          <draw:text-box>
            <text:p><text:span text:style-name="T1">protect</text:span></text:p>
          </draw:text-box>
        </draw:frame>
        <draw:line draw:style-name="gr9" draw:text-style-name="P2" draw:layer="layout" svg:x1="5.663cm" svg:y1="0.619cm" svg:x2="5.663cm" svg:y2="9.89cm">
          <text:p/>
        </draw:line>
        <draw:line draw:style-name="gr9" draw:text-style-name="P2" draw:layer="layout" svg:x1="10.863cm" svg:y1="0.619cm" svg:x2="10.863cm" svg:y2="9.89cm">
          <text:p/>
        </draw:line>
        <draw:frame draw:style-name="gr39" draw:text-style-name="P7" draw:layer="layout" svg:width="1.273cm" svg:height="0.725cm" svg:x="7.593cm" svg:y="1.289cm">
          <draw:text-box>
            <text:p text:style-name="P6"><text:span text:style-name="T1">Foo</text:span></text:p>
          </draw:text-box>
        </draw:frame>
        <draw:line draw:style-name="gr12" draw:text-style-name="P4" draw:layer="layout" svg:x1="18.272cm" svg:y1="0.968cm" svg:x2="3.414cm" svg:y2="0.968cm">
          <text:p/>
        </draw:line>
        <draw:frame draw:style-name="gr10" draw:text-style-name="P3" draw:layer="layout" svg:width="1.518cm" svg:height="0.725cm" svg:x="10.098cm" svg:y="0.25cm">
          <draw:text-box>
            <text:p><text:span text:style-name="T1">Trust</text:span></text:p>
          </draw:text-box>
        </draw:frame>
        <draw:custom-shape draw:name="aaa_ 70" draw:style-name="gr1" draw:text-style-name="P1" xml:id="id86" draw:id="id86" draw:layer="layout" svg:width="2.667cm" svg:height="1.651cm" svg:x="16.918cm" svg:y="7.96cm">
          <text:p text:style-name="P1"><text:span text:style-name="T1">RS3</text:span></text:p>
          <draw:enhanced-geometry svg:viewBox="0 0 21600 21600" draw:type="rectangle" draw:enhanced-path="M 0 0 L 21600 0 21600 21600 0 21600 0 0 Z N"/>
        </draw:custom-shape>
        <draw:connector draw:style-name="gr22" draw:text-style-name="P2" draw:layer="layout" draw:type="line" svg:x1="14.585cm" svg:y1="8.785cm" svg:x2="16.918cm" svg:y2="8.785cm" draw:start-shape="id81" draw:start-glue-point="1" draw:end-shape="id86" draw:end-glue-point="3" svg:d="M14585 8785h2333" svg:viewBox="0 0 2334 1">
          <text:p/>
        </draw:connector>
        <draw:frame draw:style-name="gr10" draw:text-style-name="P3" draw:layer="layout" svg:width="1.9cm" svg:height="0.725cm" svg:x="16.495cm" svg:y="6.492cm">
          <draw:text-box>
            <text:p><text:span text:style-name="T1">protect</text:span></text:p>
          </draw:text-box>
        </draw:frame>
        <draw:line draw:style-name="gr9" draw:text-style-name="P2" draw:layer="layout" svg:x1="15.763cm" svg:y1="0.62cm" svg:x2="15.763cm" svg:y2="9.891cm">
          <text:p/>
        </draw:line>
        <draw:frame draw:style-name="gr40" draw:text-style-name="P7" draw:layer="layout" svg:width="1.333cm" svg:height="0.725cm" svg:x="17.593cm" svg:y="1.29cm">
          <draw:text-box>
            <text:p text:style-name="P6"><text:span text:style-name="T1">Baz</text:span></text:p>
          </draw:text-box>
        </draw:frame>
        <draw:custom-shape draw:name="aaa_ 4" draw:style-name="gr1" draw:text-style-name="P1" xml:id="id83" draw:id="id83" draw:layer="layout" svg:width="2.667cm" svg:height="1.651cm" svg:x="6.918cm" svg:y="7.96cm">
          <text:p text:style-name="P1"><text:span text:style-name="T1">RS1</text:span></text:p>
          <draw:enhanced-geometry svg:viewBox="0 0 21600 21600" draw:type="rectangle" draw:enhanced-path="M 0 0 L 21600 0 21600 21600 0 21600 0 0 Z N"/>
        </draw:custom-shape>
        <draw:connector draw:style-name="gr22" draw:text-style-name="P2" draw:layer="layout" draw:type="line" svg:x1="9.585cm" svg:y1="8.785cm" svg:x2="11.918cm" svg:y2="8.785cm" draw:start-shape="id83" draw:start-glue-point="1" draw:end-shape="id81" draw:end-glue-point="3" svg:d="M9585 8785h2333" svg:viewBox="0 0 2334 1">
          <text:p/>
        </draw:connector>
        <draw:frame draw:style-name="gr10" draw:text-style-name="P3" draw:layer="layout" svg:width="1.9cm" svg:height="0.725cm" svg:x="9.894cm" svg:y="8.091cm">
          <draw:text-box>
            <text:p><text:span text:style-name="T1">access</text:span></text:p>
          </draw:text-box>
        </draw:frame>
        <draw:frame draw:style-name="gr10" draw:text-style-name="P3" draw:layer="layout" svg:width="1.9cm" svg:height="0.725cm" svg:x="4.894cm" svg:y="8.092cm">
          <draw:text-box>
            <text:p><text:span text:style-name="T1">acces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stroke-dash draw:name="Dashed_20__28_var_29__20_5" draw:display-name="Dashed (var) 5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5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1" draw:gradient-step-count="0" draw:textarea-vertical-align="middle" draw:auto-grow-width="true" draw:fit-to-contour="false" fo:padding-top="0cm" fo:padding-bottom="0cm" fo:padding-left="0cm" fo:padding-right="0cm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9.329cm" fo:page-height="5.8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0-07-26T12:10:57.186854850</meta:creation-date>
    <dc:date>2022-04-29T09:56:19.295097831</dc:date>
    <dc:creator>Igor Zboran</dc:creator>
    <meta:editing-duration>P6DT18H30M30S</meta:editing-duration>
    <meta:editing-cycles>594</meta:editing-cycles>
    <meta:generator>LibreOffice/7.3.2.2$Linux_X86_64 LibreOffice_project/454130fadb9a820d3728b86ccb63c8f359d70528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361"/>
  </office:meta>
</office:document-meta>
</file>